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layout-cache" manifest:media-type="application/binary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Object 44/content.xml" manifest:media-type="text/xml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setting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429cm" style:rel-column-width="9362*"/>
    </style:style>
    <style:style style:name="Tableau1.G" style:family="table-column">
      <style:table-column-properties style:column-width="2.429cm" style:rel-column-width="9363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429cm" style:rel-column-width="9362*"/>
    </style:style>
    <style:style style:name="Tableau2.G" style:family="table-column">
      <style:table-column-properties style:column-width="2.429cm" style:rel-column-width="9363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2.429cm" style:rel-column-width="9362*"/>
    </style:style>
    <style:style style:name="Tableau3.D" style:family="table-column">
      <style:table-column-properties style:column-width="9.714cm" style:rel-column-width="37449*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2.99cm"/>
    </style:style>
    <style:style style:name="Tableau4.B" style:family="table-column">
      <style:table-column-properties style:column-width="2.514cm"/>
    </style:style>
    <style:style style:name="Tableau4.C" style:family="table-column">
      <style:table-column-properties style:column-width="2.699cm"/>
    </style:style>
    <style:style style:name="Tableau4.D" style:family="table-column">
      <style:table-column-properties style:column-width="4.101cm"/>
    </style:style>
    <style:style style:name="Tableau4.E" style:family="table-column">
      <style:table-column-properties style:column-width="4.71cm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86427" officeooo:paragraph-rsid="00086427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086427" officeooo:paragraph-rsid="00086427" style:font-size-asian="15pt" style:font-weight-asian="bold" style:font-size-complex="15pt" style:font-weight-complex="bold"/>
    </style:style>
    <style:style style:name="P3" style:family="paragraph" style:parent-style-name="Standard">
      <style:text-properties officeooo:rsid="00096155" officeooo:paragraph-rsid="00096155"/>
    </style:style>
    <style:style style:name="P4" style:family="paragraph" style:parent-style-name="Standard">
      <style:text-properties officeooo:rsid="000ae43f" officeooo:paragraph-rsid="000ae43f"/>
    </style:style>
    <style:style style:name="P5" style:family="paragraph" style:parent-style-name="Standard">
      <style:text-properties officeooo:rsid="000ae43f" officeooo:paragraph-rsid="001bedc4"/>
    </style:style>
    <style:style style:name="P6" style:family="paragraph" style:parent-style-name="Standard">
      <style:text-properties officeooo:rsid="000b4fdb" officeooo:paragraph-rsid="000b4fdb"/>
    </style:style>
    <style:style style:name="P7" style:family="paragraph" style:parent-style-name="Standard">
      <style:text-properties officeooo:rsid="000b5081" officeooo:paragraph-rsid="000b5081"/>
    </style:style>
    <style:style style:name="P8" style:family="paragraph" style:parent-style-name="Standard">
      <style:text-properties officeooo:rsid="000d2447" officeooo:paragraph-rsid="000d2447"/>
    </style:style>
    <style:style style:name="P9" style:family="paragraph" style:parent-style-name="Standard">
      <style:text-properties officeooo:rsid="000fbb5f" officeooo:paragraph-rsid="000fbb5f"/>
    </style:style>
    <style:style style:name="P10" style:family="paragraph" style:parent-style-name="Standard">
      <style:text-properties officeooo:rsid="0010ac3d" officeooo:paragraph-rsid="0010ac3d"/>
    </style:style>
    <style:style style:name="P11" style:family="paragraph" style:parent-style-name="Standard">
      <style:text-properties officeooo:rsid="00126cc9" officeooo:paragraph-rsid="00126cc9"/>
    </style:style>
    <style:style style:name="P12" style:family="paragraph" style:parent-style-name="Standard">
      <style:text-properties officeooo:rsid="0012b328" officeooo:paragraph-rsid="0012b328"/>
    </style:style>
    <style:style style:name="P13" style:family="paragraph" style:parent-style-name="Standard">
      <style:text-properties officeooo:rsid="0013f5cc" officeooo:paragraph-rsid="0013f5cc"/>
    </style:style>
    <style:style style:name="P14" style:family="paragraph" style:parent-style-name="Standard">
      <style:text-properties officeooo:rsid="00170dff" officeooo:paragraph-rsid="00170dff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096155" officeooo:paragraph-rsid="00096155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0d2447" officeooo:paragraph-rsid="000d2447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190d7b" officeooo:paragraph-rsid="00190d7b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3f5bf4" officeooo:paragraph-rsid="003f5bf4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3776ed" officeooo:paragraph-rsid="003776ed" style:font-weight-asian="bold" style:font-weight-complex="bold"/>
    </style:style>
    <style:style style:name="P20" style:family="paragraph" style:parent-style-name="Standard">
      <style:text-properties officeooo:rsid="00190d7b" officeooo:paragraph-rsid="00190d7b"/>
    </style:style>
    <style:style style:name="P21" style:family="paragraph" style:parent-style-name="Standard">
      <style:text-properties officeooo:rsid="001d5bc1" officeooo:paragraph-rsid="001d5bc1"/>
    </style:style>
    <style:style style:name="P22" style:family="paragraph" style:parent-style-name="Standard">
      <style:text-properties officeooo:rsid="001d5bc1" officeooo:paragraph-rsid="002f7c39"/>
    </style:style>
    <style:style style:name="P23" style:family="paragraph" style:parent-style-name="Standard">
      <style:text-properties officeooo:rsid="001d5bc1" officeooo:paragraph-rsid="0048cef4"/>
    </style:style>
    <style:style style:name="P24" style:family="paragraph" style:parent-style-name="Standard">
      <style:text-properties officeooo:rsid="0022ba3f" officeooo:paragraph-rsid="0022ba3f"/>
    </style:style>
    <style:style style:name="P25" style:family="paragraph" style:parent-style-name="Standard">
      <style:text-properties officeooo:rsid="00275e19" officeooo:paragraph-rsid="00275e19"/>
    </style:style>
    <style:style style:name="P26" style:family="paragraph" style:parent-style-name="Standard">
      <style:text-properties officeooo:rsid="00289c5d" officeooo:paragraph-rsid="00289c5d"/>
    </style:style>
    <style:style style:name="P27" style:family="paragraph" style:parent-style-name="Standard">
      <style:text-properties officeooo:rsid="002e03ab" officeooo:paragraph-rsid="002e03ab"/>
    </style:style>
    <style:style style:name="P28" style:family="paragraph" style:parent-style-name="Standard">
      <style:text-properties officeooo:rsid="002e03ab" officeooo:paragraph-rsid="0048cef4"/>
    </style:style>
    <style:style style:name="P29" style:family="paragraph" style:parent-style-name="Standard">
      <style:text-properties fo:font-style="italic" officeooo:rsid="0030d8c6" officeooo:paragraph-rsid="0030d8c6" style:font-style-asian="italic" style:font-style-complex="italic"/>
    </style:style>
    <style:style style:name="P30" style:family="paragraph" style:parent-style-name="Standard">
      <style:text-properties officeooo:rsid="003776ed" officeooo:paragraph-rsid="003776ed"/>
    </style:style>
    <style:style style:name="P31" style:family="paragraph" style:parent-style-name="Standard">
      <style:text-properties officeooo:rsid="0038b2a8" officeooo:paragraph-rsid="0038b2a8"/>
    </style:style>
    <style:style style:name="P32" style:family="paragraph" style:parent-style-name="Standard">
      <style:text-properties officeooo:rsid="003b1d16" officeooo:paragraph-rsid="003b1d16"/>
    </style:style>
    <style:style style:name="P33" style:family="paragraph" style:parent-style-name="Standard">
      <style:text-properties officeooo:rsid="003bbf3d" officeooo:paragraph-rsid="003bbf3d"/>
    </style:style>
    <style:style style:name="P34" style:family="paragraph" style:parent-style-name="Standard">
      <style:text-properties officeooo:rsid="003f5bf4" officeooo:paragraph-rsid="003f5bf4"/>
    </style:style>
    <style:style style:name="P35" style:family="paragraph" style:parent-style-name="Standard">
      <style:text-properties officeooo:rsid="0041589f" officeooo:paragraph-rsid="0041589f"/>
    </style:style>
    <style:style style:name="P36" style:family="paragraph" style:parent-style-name="Standard">
      <style:text-properties officeooo:rsid="0043e537" officeooo:paragraph-rsid="0043e537"/>
    </style:style>
    <style:style style:name="P37" style:family="paragraph" style:parent-style-name="Standard">
      <style:text-properties officeooo:rsid="0045b92e" officeooo:paragraph-rsid="0045b92e"/>
    </style:style>
    <style:style style:name="P38" style:family="paragraph" style:parent-style-name="Standard">
      <style:text-properties officeooo:rsid="004bedd6" officeooo:paragraph-rsid="004bedd6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f7c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8ce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b26c" officeooo:paragraph-rsid="001eb2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b26c" officeooo:paragraph-rsid="002f7c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b26c" officeooo:paragraph-rsid="0048ce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7c39" officeooo:paragraph-rsid="002f7c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7190" officeooo:paragraph-rsid="004a71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 style:list-style-name="L1">
      <style:text-properties officeooo:rsid="000ae43f" officeooo:paragraph-rsid="000ae43f"/>
    </style:style>
    <style:style style:name="P48" style:family="paragraph" style:parent-style-name="Standard" style:list-style-name="L2">
      <style:text-properties officeooo:rsid="0010ac3d" officeooo:paragraph-rsid="0010ac3d"/>
    </style:style>
    <style:style style:name="P49" style:family="paragraph" style:parent-style-name="Standard" style:list-style-name="L3">
      <style:text-properties officeooo:rsid="002a766e" officeooo:paragraph-rsid="002a766e"/>
    </style:style>
    <style:style style:name="P50" style:family="paragraph" style:parent-style-name="Standard">
      <style:text-properties officeooo:rsid="004ef5ef" officeooo:paragraph-rsid="004ef5ef"/>
    </style:style>
    <style:style style:name="P51" style:family="paragraph" style:parent-style-name="Standard">
      <style:text-properties officeooo:rsid="00517d89" officeooo:paragraph-rsid="00517d89"/>
    </style:style>
    <style:style style:name="P52" style:family="paragraph" style:parent-style-name="Standard">
      <style:text-properties officeooo:rsid="00523ee1" officeooo:paragraph-rsid="00523ee1"/>
    </style:style>
    <style:style style:name="P53" style:family="paragraph" style:parent-style-name="Standard">
      <style:text-properties officeooo:rsid="001d5bc1" officeooo:paragraph-rsid="00537910"/>
    </style:style>
    <style:style style:name="P54" style:family="paragraph" style:parent-style-name="Standard">
      <style:text-properties officeooo:rsid="00537910" officeooo:paragraph-rsid="00537910"/>
    </style:style>
    <style:style style:name="P55" style:family="paragraph" style:parent-style-name="Standard">
      <style:text-properties officeooo:rsid="00550d9a" officeooo:paragraph-rsid="00550d9a"/>
    </style:style>
    <style:style style:name="P56" style:family="paragraph" style:parent-style-name="Standard">
      <style:text-properties officeooo:rsid="00575ed1" officeooo:paragraph-rsid="00575ed1"/>
    </style:style>
    <style:style style:name="P57" style:family="paragraph" style:parent-style-name="Standard">
      <style:text-properties style:text-underline-style="solid" style:text-underline-width="auto" style:text-underline-color="font-color" fo:font-weight="bold" officeooo:rsid="00575ed1" officeooo:paragraph-rsid="00575ed1" style:font-weight-asian="bold" style:font-weight-complex="bold"/>
    </style:style>
    <style:style style:name="P58" style:family="paragraph" style:parent-style-name="Standard">
      <style:text-properties style:text-underline-style="solid" style:text-underline-width="auto" style:text-underline-color="font-color" fo:font-weight="bold" officeooo:rsid="005e0020" officeooo:paragraph-rsid="005e0020" style:font-weight-asian="bold" style:font-weight-complex="bold"/>
    </style:style>
    <style:style style:name="P59" style:family="paragraph" style:parent-style-name="Standard">
      <style:text-properties style:text-underline-style="solid" style:text-underline-width="auto" style:text-underline-color="font-color" fo:font-weight="bold" officeooo:rsid="00517d89" officeooo:paragraph-rsid="00517d89" style:font-weight-asian="bold" style:font-weight-complex="bold"/>
    </style:style>
    <style:style style:name="P60" style:family="paragraph" style:parent-style-name="Standard">
      <style:text-properties style:text-underline-style="solid" style:text-underline-width="auto" style:text-underline-color="font-color" fo:font-weight="bold" officeooo:rsid="0077b6f3" officeooo:paragraph-rsid="0077b6f3" style:font-weight-asian="bold" style:font-weight-complex="bold"/>
    </style:style>
    <style:style style:name="P61" style:family="paragraph" style:parent-style-name="Standard">
      <style:text-properties officeooo:rsid="005962ee" officeooo:paragraph-rsid="005962ee"/>
    </style:style>
    <style:style style:name="P62" style:family="paragraph" style:parent-style-name="Standard">
      <style:text-properties officeooo:rsid="005a4355" officeooo:paragraph-rsid="005a4355"/>
    </style:style>
    <style:style style:name="P63" style:family="paragraph" style:parent-style-name="Standard">
      <style:text-properties officeooo:rsid="005b0724" officeooo:paragraph-rsid="005b0724"/>
    </style:style>
    <style:style style:name="P64" style:family="paragraph" style:parent-style-name="Standard">
      <style:text-properties officeooo:rsid="005e0020" officeooo:paragraph-rsid="005e0020"/>
    </style:style>
    <style:style style:name="P65" style:family="paragraph" style:parent-style-name="Standard">
      <style:text-properties officeooo:rsid="005f63ad" officeooo:paragraph-rsid="005f63ad"/>
    </style:style>
    <style:style style:name="P66" style:family="paragraph" style:parent-style-name="Standard">
      <style:text-properties officeooo:rsid="0060f97c" officeooo:paragraph-rsid="0060f97c"/>
    </style:style>
    <style:style style:name="P67" style:family="paragraph" style:parent-style-name="Standard">
      <style:text-properties officeooo:rsid="00634e8e" officeooo:paragraph-rsid="00634e8e"/>
    </style:style>
    <style:style style:name="P68" style:family="paragraph" style:parent-style-name="Standard" style:list-style-name="L4">
      <style:text-properties officeooo:rsid="00637125" officeooo:paragraph-rsid="00637125"/>
    </style:style>
    <style:style style:name="P69" style:family="paragraph" style:parent-style-name="Standard" style:list-style-name="L4">
      <style:text-properties officeooo:rsid="00656d4c" officeooo:paragraph-rsid="00656d4c"/>
    </style:style>
    <style:style style:name="P70" style:family="paragraph" style:parent-style-name="Standard" style:list-style-name="L4">
      <style:text-properties officeooo:rsid="00656d4c" officeooo:paragraph-rsid="0069440e"/>
    </style:style>
    <style:style style:name="P71" style:family="paragraph" style:parent-style-name="Standard">
      <style:text-properties officeooo:rsid="006edd27" officeooo:paragraph-rsid="006edd27"/>
    </style:style>
    <style:style style:name="P72" style:family="paragraph" style:parent-style-name="Standard">
      <style:text-properties officeooo:rsid="007118bf" officeooo:paragraph-rsid="007118bf"/>
    </style:style>
    <style:style style:name="P73" style:family="paragraph" style:parent-style-name="Standard">
      <style:text-properties officeooo:rsid="0073300b" officeooo:paragraph-rsid="0073300b"/>
    </style:style>
    <style:style style:name="P74" style:family="paragraph" style:parent-style-name="Standard">
      <style:text-properties officeooo:rsid="0077b6f3" officeooo:paragraph-rsid="0077b6f3"/>
    </style:style>
    <style:style style:name="P75" style:family="paragraph" style:parent-style-name="Standard">
      <style:text-properties officeooo:rsid="0079a971" officeooo:paragraph-rsid="0079a971"/>
    </style:style>
    <style:style style:name="P76" style:family="paragraph" style:parent-style-name="Standard">
      <style:text-properties officeooo:rsid="0079a971" officeooo:paragraph-rsid="007c5c54"/>
    </style:style>
    <style:style style:name="P77" style:family="paragraph" style:parent-style-name="Standard">
      <style:text-properties officeooo:rsid="007c0e59" officeooo:paragraph-rsid="007c0e59"/>
    </style:style>
    <style:style style:name="P78" style:family="paragraph" style:parent-style-name="Standard">
      <style:text-properties officeooo:rsid="007c5c54" officeooo:paragraph-rsid="007c5c54"/>
    </style:style>
    <style:style style:name="P79" style:family="paragraph" style:parent-style-name="Standard">
      <style:text-properties officeooo:rsid="007c5c54" officeooo:paragraph-rsid="008a0c2f"/>
    </style:style>
    <style:style style:name="P80" style:family="paragraph" style:parent-style-name="Standard">
      <style:text-properties officeooo:rsid="007ff9f4" officeooo:paragraph-rsid="007ff9f4"/>
    </style:style>
    <style:style style:name="P81" style:family="paragraph" style:parent-style-name="Standard">
      <style:text-properties officeooo:rsid="00813b03" officeooo:paragraph-rsid="00813b03"/>
    </style:style>
    <style:style style:name="P82" style:family="paragraph" style:parent-style-name="Standard">
      <style:text-properties fo:font-style="italic" officeooo:rsid="00813b03" officeooo:paragraph-rsid="00813b03" style:font-style-asian="italic" style:font-style-complex="italic"/>
    </style:style>
    <style:style style:name="P83" style:family="paragraph" style:parent-style-name="Standard">
      <style:text-properties officeooo:rsid="008516f7" officeooo:paragraph-rsid="008516f7"/>
    </style:style>
    <style:style style:name="P84" style:family="paragraph" style:parent-style-name="Standard">
      <style:text-properties officeooo:rsid="00854410" officeooo:paragraph-rsid="00854410"/>
    </style:style>
    <style:style style:name="P85" style:family="paragraph" style:parent-style-name="Standard">
      <style:text-properties officeooo:rsid="0088b8d8" officeooo:paragraph-rsid="0088b8d8"/>
    </style:style>
    <style:style style:name="P86" style:family="paragraph" style:parent-style-name="Standard">
      <style:text-properties officeooo:rsid="008a0c2f" officeooo:paragraph-rsid="008a0c2f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5379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7190" officeooo:paragraph-rsid="005379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7910" officeooo:paragraph-rsid="005379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b8d8" officeooo:paragraph-rsid="0088b8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86d157" officeooo:paragraph-rsid="0086d15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b4fd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d99d9" style:font-weight-asian="bold" style:font-weight-complex="bold"/>
    </style:style>
    <style:style style:name="T4" style:family="text">
      <style:text-properties officeooo:rsid="000c5fd0"/>
    </style:style>
    <style:style style:name="T5" style:family="text">
      <style:text-properties officeooo:rsid="000ea3d5"/>
    </style:style>
    <style:style style:name="T6" style:family="text">
      <style:text-properties officeooo:rsid="0012b328"/>
    </style:style>
    <style:style style:name="T7" style:family="text">
      <style:text-properties officeooo:rsid="001361f3"/>
    </style:style>
    <style:style style:name="T8" style:family="text">
      <style:text-properties officeooo:rsid="0015a3e5"/>
    </style:style>
    <style:style style:name="T9" style:family="text">
      <style:text-properties officeooo:rsid="001a7f6f"/>
    </style:style>
    <style:style style:name="T10" style:family="text">
      <style:text-properties officeooo:rsid="001bedc4"/>
    </style:style>
    <style:style style:name="T11" style:family="text">
      <style:text-properties officeooo:rsid="0024b47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446a2" style:font-weight-asian="normal" style:font-weight-complex="normal"/>
    </style:style>
    <style:style style:name="T14" style:family="text">
      <style:text-properties officeooo:rsid="0038b2a8"/>
    </style:style>
    <style:style style:name="T15" style:family="text">
      <style:text-properties officeooo:rsid="003cb2ec"/>
    </style:style>
    <style:style style:name="T16" style:family="text">
      <style:text-properties officeooo:rsid="0042d31e"/>
    </style:style>
    <style:style style:name="T17" style:family="text">
      <style:text-properties officeooo:rsid="00446679"/>
    </style:style>
    <style:style style:name="T18" style:family="text">
      <style:text-properties officeooo:rsid="004dad4d"/>
    </style:style>
    <style:style style:name="T19" style:family="text">
      <style:text-properties officeooo:rsid="00537910"/>
    </style:style>
    <style:style style:name="T20" style:family="text">
      <style:text-properties officeooo:rsid="00550d9a"/>
    </style:style>
    <style:style style:name="T21" style:family="text">
      <style:text-properties officeooo:rsid="00558c47"/>
    </style:style>
    <style:style style:name="T22" style:family="text">
      <style:text-properties officeooo:rsid="005b0724"/>
    </style:style>
    <style:style style:name="T23" style:family="text">
      <style:text-properties officeooo:rsid="005d99d9"/>
    </style:style>
    <style:style style:name="T24" style:family="text">
      <style:text-properties officeooo:rsid="005eb943"/>
    </style:style>
    <style:style style:name="T25" style:family="text">
      <style:text-properties officeooo:rsid="0062374c"/>
    </style:style>
    <style:style style:name="T26" style:family="text">
      <style:text-properties officeooo:rsid="0067624b"/>
    </style:style>
    <style:style style:name="T27" style:family="text">
      <style:text-properties officeooo:rsid="0069440e"/>
    </style:style>
    <style:style style:name="T28" style:family="text">
      <style:text-properties officeooo:rsid="006f1c1f"/>
    </style:style>
    <style:style style:name="T29" style:family="text">
      <style:text-properties officeooo:rsid="007118bf"/>
    </style:style>
    <style:style style:name="T30" style:family="text">
      <style:text-properties officeooo:rsid="00737ed4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officeooo:rsid="0081bc3d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rcices corrigés – variables aléatoires – 1G</text:p>
      <text:p text:style-name="P1"/>
      <text:p text:style-name="P15">Exercice 1 page 324</text:p>
      <text:p text:style-name="P3"/>
      <text:p text:style-name="P4">L’univers ici est clairement {1 ; 2 ; 3 ; 4 ; 5 ; 6}</text:p>
      <text:p text:style-name="P4">On entend par gain algébrique le fait qu’on crée une variable aléatoire <text:span text:style-name="T1">G</text:span> qui :</text:p>
      <text:list xml:id="list2560411334" text:style-name="L1">
        <text:list-item>
          <text:p text:style-name="P47">à l’événement élémentaire {1} associe 5</text:p>
        </text:list-item>
        <text:list-item>
          <text:p text:style-name="P47">à l’événement élémentaire {2} associe 5</text:p>
        </text:list-item>
        <text:list-item>
          <text:p text:style-name="P47">à l’événement élémentaire {3} associe -4</text:p>
        </text:list-item>
        <text:list-item>
          <text:p text:style-name="P47">à l’événement élémentaire {4} associe 5</text:p>
        </text:list-item>
        <text:list-item>
          <text:p text:style-name="P47">à l’événement élémentaire {5} associe 5</text:p>
        </text:list-item>
        <text:list-item>
          <text:p text:style-name="P47">à l’événement élémentaire {6} associe -4</text:p>
        </text:list-item>
      </text:list>
      <text:p text:style-name="P4">(algébrique dans le sens ou l’on associe parfois -4, qui est négatif)</text:p>
      <text:p text:style-name="P4">1°) <text:span text:style-name="T1">C’est donc {-4 ; 5}</text:span></text:p>
      <text:p text:style-name="P6">2°) L’événement « G = -4 » est donc <text:span text:style-name="T2">égal</text:span> à {3 ; 6} (voir le cours à ce sujet, et la définition de l’événement « X = <draw:frame draw:style-name="fr2" draw:name="Objet1" text:anchor-type="as-char" svg:y="-0.377cm" svg:width="0.508cm" svg:height="0.531cm" draw:z-index="0"><draw:object xlink:href="./Object 1" xlink:type="simple" xlink:show="embed" xlink:actuate="onLoad"/><draw:image xlink:href="./ObjectReplacements/Object 1" xlink:type="simple" xlink:show="embed" xlink:actuate="onLoad"/></draw:frame> », pour X une variable aléatoire prenant les valeurs <draw:frame draw:style-name="fr2" draw:name="Objet2" text:anchor-type="as-char" svg:y="-0.377cm" svg:width="1.633cm" svg:height="0.531cm" draw:z-index="1"><draw:object xlink:href="./Object 2" xlink:type="simple" xlink:show="embed" xlink:actuate="onLoad"/><draw:image xlink:href="./ObjectReplacements/Object 2" xlink:type="simple" xlink:show="embed" xlink:actuate="onLoad"/></draw:frame>.</text:p>
      <text:p text:style-name="P7">3°) <text:span text:style-name="T4">L’événement « G &gt; 0 » est donc égal à l’événement « G = 5 », qui est égal à {1 ; 2 ; 4 ; 5}.</text:span></text:p>
      <text:p text:style-name="P7"/>
      <text:p text:style-name="P16">Exercice <text:span text:style-name="T5">2 page 324</text:span></text:p>
      <text:p text:style-name="P8"/>
      <text:p text:style-name="P9">L’univers ici est clairement {1, …, 15}</text:p>
      <text:p text:style-name="P10">X est donc la <text:span text:style-name="T2">fonction</text:span> (voir la définition d’une variable aléatoire du cours) qui :</text:p>
      <text:list xml:id="list3889519062" text:style-name="L2">
        <text:list-item>
          <text:p text:style-name="P48">à un événement élémentaire {e} associe 2 sinon e est un multiple de 2</text:p>
        </text:list-item>
        <text:list-item>
          <text:p text:style-name="P48">à un événement élémentaire {e} associe 7 sinon e est un multiple de 7</text:p>
        </text:list-item>
        <text:list-item>
          <text:p text:style-name="P48">à un événement élémentaire {e} associe – 10 dans tous les autres cas</text:p>
        </text:list-item>
      </text:list>
      <text:p text:style-name="P10"/>
      <text:p text:style-name="P11">1°) <text:span text:style-name="T6">Ici c’est {2 ; 7 ; - 10}</text:span></text:p>
      <text:p text:style-name="P12">2°) <text:span text:style-name="T7">On a « X = 9 » = </text:span><text:span text:style-name="T7"><draw:frame draw:style-name="fr2" draw:name="Objet3" text:anchor-type="as-char" svg:y="-0.295cm" svg:width="0.57cm" svg:height="0.385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7">car l’événement « X = 9 » ne comporte aucune issue de l’univers, car il n’y a aucune issue à laquelle X associe le nombre 9.</text:span></text:p>
      <text:p text:style-name="P13">3°) <text:span text:style-name="T8">On a « </text:span><text:span text:style-name="T8"><draw:frame draw:style-name="fr2" draw:name="Objet4" text:anchor-type="as-char" svg:y="-0.377cm" svg:width="1.104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8"> » = « X = -10 » = {1 ; 3 ; 5 ; 9 ; 11 ; 13 ; 15}</text:span></text:p>
      <text:p text:style-name="P14">Autrement dit, l’ensemble des issues auxquelles X associe un nombre négatif ou nul est <text:span text:style-name="T8">{1 ; 3 ; 5 ; 9 ; 11 ; 13 ; 15}.</text:span></text:p>
      <text:p text:style-name="P14"/>
      <text:p text:style-name="P17">Exercice <text:span text:style-name="T9">4 page 324</text:span></text:p>
      <text:p text:style-name="P20"/>
      <text:p text:style-name="P5"><text:span text:style-name="T10">L</text:span>’univers ici est clairement {1 ; 2 ; 3 ; 4 ; 5 ; 6}</text:p>
      <text:p text:style-name="P21">La variable aléatoire X est la <text:span text:style-name="T2">fonction</text:span> donnée par le tableau suivant :</text:p>
      <table:table table:name="Tableau1" table:style-name="Tableau1">
        <table:table-column table:style-name="Tableau1.A" table:number-columns-repeated="6"/>
        <table:table-column table:style-name="Tableau1.G"/>
        <table:table-row>
          <table:table-cell table:style-name="Tableau1.A1" office:value-type="string">
            <text:p text:style-name="P39"><draw:frame draw:style-name="fr2" draw:name="Objet5" text:anchor-type="as-char" svg:y="-0.377cm" svg:width="0.483cm" svg:height="0.531cm" draw:z-index="4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eau1.A1" office:value-type="string">
            <text:p text:style-name="P42">1</text:p>
          </table:table-cell>
          <table:table-cell table:style-name="Tableau1.A1" office:value-type="string">
            <text:p text:style-name="P42">2</text:p>
          </table:table-cell>
          <table:table-cell table:style-name="Tableau1.A1" office:value-type="string">
            <text:p text:style-name="P42">3</text:p>
          </table:table-cell>
          <table:table-cell table:style-name="Tableau1.A1" office:value-type="string">
            <text:p text:style-name="P42">4</text:p>
          </table:table-cell>
          <table:table-cell table:style-name="Tableau1.A1" office:value-type="string">
            <text:p text:style-name="P42">5</text:p>
          </table:table-cell>
          <table:table-cell table:style-name="Tableau1.G1" office:value-type="string">
            <text:p text:style-name="P42">6</text:p>
          </table:table-cell>
        </table:table-row>
        <table:table-row>
          <table:table-cell table:style-name="Tableau1.A2" office:value-type="string">
            <text:p text:style-name="P39"><draw:frame draw:style-name="fr2" draw:name="Objet6" text:anchor-type="as-char" svg:y="-0.377cm" svg:width="0.508cm" svg:height="0.531cm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au1.A2" office:value-type="string">
            <text:p text:style-name="P42">2</text:p>
          </table:table-cell>
          <table:table-cell table:style-name="Tableau1.A2" office:value-type="string">
            <text:p text:style-name="P42">4</text:p>
          </table:table-cell>
          <table:table-cell table:style-name="Tableau1.A2" office:value-type="string">
            <text:p text:style-name="P42">6</text:p>
          </table:table-cell>
          <table:table-cell table:style-name="Tableau1.A2" office:value-type="string">
            <text:p text:style-name="P42">8</text:p>
          </table:table-cell>
          <table:table-cell table:style-name="Tableau1.A2" office:value-type="string">
            <text:p text:style-name="P42">10</text:p>
          </table:table-cell>
          <table:table-cell table:style-name="Tableau1.G2" office:value-type="string">
            <text:p text:style-name="P42">12</text:p>
          </table:table-cell>
        </table:table-row>
      </table:table>
      <text:p text:style-name="P21"/>
      <text:p text:style-name="P24">Déterminer la loi de probabilité de X revient à donner, par exemple sous forme de tableau, les valeurs <draw:frame draw:style-name="fr2" draw:name="Objet7" text:anchor-type="as-char" svg:y="-0.386cm" svg:width="1.831cm" svg:height="0.542cm" draw:z-index="6"><draw:object xlink:href="./Object 7" xlink:type="simple" xlink:show="embed" xlink:actuate="onLoad"/><draw:image xlink:href="./ObjectReplacements/Object 7" xlink:type="simple" xlink:show="embed" xlink:actuate="onLoad"/></draw:frame>, <text:span text:style-name="T11">pour chaque valeur </text:span><text:span text:style-name="T11"><draw:frame draw:style-name="fr2" draw:name="Objet8" text:anchor-type="as-char" svg:y="-0.377cm" svg:width="0.508cm" svg:height="0.531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1">prise par X.</text:span></text:p>
      <text:p text:style-name="P24"/>
      <text:p text:style-name="P25">La loi de probabilité de notre expérience aléatoire est la <text:span text:style-name="T2">loi d’équiprobabilité</text:span>.</text:p>
      <text:p text:style-name="P25"/>
      <text:p text:style-name="P29">En rappelant que l’événement « <draw:frame draw:style-name="fr2" draw:name="Objet20" text:anchor-type="as-char" svg:y="-0.377cm" svg:width="1.191cm" svg:height="0.531cm" draw:z-index="19"><draw:object xlink:href="./Object 20" xlink:type="simple" xlink:show="embed" xlink:actuate="onLoad"/><draw:image xlink:href="./ObjectReplacements/Object 20" xlink:type="simple" xlink:show="embed" xlink:actuate="onLoad"/></draw:frame> » est <text:span text:style-name="T2">égal</text:span><text:span text:style-name="T12"> </text:span><text:span text:style-name="T13">à </text:span><text:span text:style-name="T12">l’ensemble des issues de l’univers auxquelles X associe </text:span><text:span text:style-name="T12"><draw:frame draw:style-name="fr2" draw:name="Objet21" text:anchor-type="as-char" svg:y="-0.377cm" svg:width="0.508cm" svg:height="0.531cm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12">,</text:span></text:p>
      <text:p text:style-name="P25"/>
      <text:p text:style-name="P26">On a donc :</text:p>
      <text:list xml:id="list4184340213" text:style-name="L3">
        <text:list-item>
          <text:p text:style-name="P49"><text:soft-page-break/><draw:frame draw:style-name="fr2" draw:name="Objet9" text:anchor-type="as-char" svg:y="-0.619cm" svg:width="4.068cm" svg:height="0.998cm" draw:z-index="8"><draw:object xlink:href="./Object 9" xlink:type="simple" xlink:show="embed" xlink:actuate="onLoad"/><draw:image xlink:href="./ObjectReplacements/Object 9" xlink:type="simple" xlink:show="embed" xlink:actuate="onLoad"/></draw:frame></text:p>
        </text:list-item>
        <text:list-item>
          <text:p text:style-name="P49"><draw:frame draw:style-name="fr2" draw:name="Objet10" text:anchor-type="as-char" svg:y="-0.619cm" svg:width="4.096cm" svg:height="0.998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</text:list-item>
        <text:list-item>
          <text:p text:style-name="P49">… <draw:frame draw:style-name="fr2" draw:name="Objet11" text:anchor-type="as-char" svg:y="-0.619cm" svg:width="4.288cm" svg:height="0.998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</text:p>
        </text:list-item>
      </text:list>
      <text:p text:style-name="P27">et sous forme de tableau :</text:p>
      <text:p text:style-name="P27"/>
      <text:p text:style-name="P22"/>
      <table:table table:name="Tableau2" table:style-name="Tableau2">
        <table:table-column table:style-name="Tableau2.A" table:number-columns-repeated="6"/>
        <table:table-column table:style-name="Tableau2.G"/>
        <table:table-row>
          <table:table-cell table:style-name="Tableau2.A1" office:value-type="string">
            <text:p text:style-name="P40"><draw:frame draw:style-name="fr2" draw:name="Objet12" text:anchor-type="as-char" svg:y="-0.377cm" svg:width="0.508cm" svg:height="0.531cm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</text:p>
          </table:table-cell>
          <table:table-cell table:style-name="Tableau2.A1" office:value-type="string">
            <text:p text:style-name="P45">2</text:p>
          </table:table-cell>
          <table:table-cell table:style-name="Tableau2.A1" office:value-type="string">
            <text:p text:style-name="P45">4</text:p>
          </table:table-cell>
          <table:table-cell table:style-name="Tableau2.A1" office:value-type="string">
            <text:p text:style-name="P45">6</text:p>
          </table:table-cell>
          <table:table-cell table:style-name="Tableau2.A1" office:value-type="string">
            <text:p text:style-name="P45">8</text:p>
          </table:table-cell>
          <table:table-cell table:style-name="Tableau2.A1" office:value-type="string">
            <text:p text:style-name="P45">10</text:p>
          </table:table-cell>
          <table:table-cell table:style-name="Tableau2.G1" office:value-type="string">
            <text:p text:style-name="P45">12</text:p>
          </table:table-cell>
        </table:table-row>
        <table:table-row>
          <table:table-cell table:style-name="Tableau2.A2" office:value-type="string">
            <text:p text:style-name="P40"><draw:frame draw:style-name="fr2" draw:name="Objet13" text:anchor-type="as-char" svg:y="-0.386cm" svg:width="1.831cm" svg:height="0.542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  </table:table-cell>
          <table:table-cell table:style-name="Tableau2.A2" office:value-type="string">
            <text:p text:style-name="P43"><draw:frame draw:style-name="fr2" draw:name="Objet14" text:anchor-type="as-char" svg:y="-0.619cm" svg:width="0.506cm" svg:height="0.998cm" draw:z-index="13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leau2.A2" office:value-type="string">
            <text:p text:style-name="P43"><draw:frame draw:style-name="fr2" draw:name="Objet15" text:anchor-type="as-char" svg:y="-0.619cm" svg:width="0.506cm" svg:height="0.998cm" draw:z-index="14"><draw:object xlink:href="./Object 15" xlink:type="simple" xlink:show="embed" xlink:actuate="onLoad"/><draw:image xlink:href="./ObjectReplacements/Object 15" xlink:type="simple" xlink:show="embed" xlink:actuate="onLoad"/><svg:desc>formule</svg:desc></draw:frame></text:p>
          </table:table-cell>
          <table:table-cell table:style-name="Tableau2.A2" office:value-type="string">
            <text:p text:style-name="P43"><draw:frame draw:style-name="fr2" draw:name="Objet16" text:anchor-type="as-char" svg:y="-0.619cm" svg:width="0.506cm" svg:height="0.998cm" draw:z-index="15"><draw:object xlink:href="./Object 16" xlink:type="simple" xlink:show="embed" xlink:actuate="onLoad"/><draw:image xlink:href="./ObjectReplacements/Object 16" xlink:type="simple" xlink:show="embed" xlink:actuate="onLoad"/><svg:desc>formule</svg:desc></draw:frame></text:p>
          </table:table-cell>
          <table:table-cell table:style-name="Tableau2.A2" office:value-type="string">
            <text:p text:style-name="P43"><draw:frame draw:style-name="fr2" draw:name="Objet17" text:anchor-type="as-char" svg:y="-0.619cm" svg:width="0.506cm" svg:height="0.998cm" draw:z-index="16"><draw:object xlink:href="./Object 17" xlink:type="simple" xlink:show="embed" xlink:actuate="onLoad"/><draw:image xlink:href="./ObjectReplacements/Object 17" xlink:type="simple" xlink:show="embed" xlink:actuate="onLoad"/><svg:desc>formule</svg:desc></draw:frame></text:p>
          </table:table-cell>
          <table:table-cell table:style-name="Tableau2.A2" office:value-type="string">
            <text:p text:style-name="P43"><draw:frame draw:style-name="fr2" draw:name="Objet18" text:anchor-type="as-char" svg:y="-0.619cm" svg:width="0.506cm" svg:height="0.998cm" draw:z-index="17"><draw:object xlink:href="./Object 18" xlink:type="simple" xlink:show="embed" xlink:actuate="onLoad"/><draw:image xlink:href="./ObjectReplacements/Object 18" xlink:type="simple" xlink:show="embed" xlink:actuate="onLoad"/><svg:desc>formule</svg:desc></draw:frame></text:p>
          </table:table-cell>
          <table:table-cell table:style-name="Tableau2.G2" office:value-type="string">
            <text:p text:style-name="P43"><draw:frame draw:style-name="fr2" draw:name="Objet19" text:anchor-type="as-char" svg:y="-0.619cm" svg:width="0.506cm" svg:height="0.998cm" draw:z-index="18"><draw:object xlink:href="./Object 19" xlink:type="simple" xlink:show="embed" xlink:actuate="onLoad"/><draw:image xlink:href="./ObjectReplacements/Object 19" xlink:type="simple" xlink:show="embed" xlink:actuate="onLoad"/><svg:desc>formule</svg:desc></draw:frame></text:p>
          </table:table-cell>
        </table:table-row>
      </table:table>
      <text:p text:style-name="P22"/>
      <text:p text:style-name="P22"/>
      <text:p text:style-name="P19">Exercice 8 page 324</text:p>
      <text:p text:style-name="P30"/>
      <text:p text:style-name="P31">On ne connaît pas l’univers à priori ici, mais cela n’est pas grave, on n’en a pas besoin.</text:p>
      <text:p text:style-name="P30">Déterminer la probabilité <draw:frame draw:style-name="fr2" draw:name="Objet22" text:anchor-type="as-char" svg:y="-0.386cm" svg:width="1.711cm" svg:height="0.508cm" draw:z-index="21"><draw:object xlink:href="./Object 22" xlink:type="simple" xlink:show="embed" xlink:actuate="onLoad"/><draw:image xlink:href="./ObjectReplacements/Object 22" xlink:type="simple" xlink:show="embed" xlink:actuate="onLoad"/></draw:frame><text:span text:style-name="T14">revient à calculer la probabilité de l’événement « </text:span><text:span text:style-name="T14"><draw:frame draw:style-name="fr2" draw:name="Objet23" text:anchor-type="as-char" svg:y="-0.377cm" svg:width="1.071cm" svg:height="0.467cm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14"> ». </text:span></text:p>
      <text:p text:style-name="P31">On remarque alors que « <draw:frame draw:style-name="fr2" draw:name="Objet24" text:anchor-type="as-char" svg:y="-0.377cm" svg:width="1.071cm" svg:height="0.467cm" draw:z-index="23"><draw:object xlink:href="./Object 24" xlink:type="simple" xlink:show="embed" xlink:actuate="onLoad"/><draw:image xlink:href="./ObjectReplacements/Object 24" xlink:type="simple" xlink:show="embed" xlink:actuate="onLoad"/><svg:desc>formule</svg:desc></draw:frame> » = « Y = -2 » <draw:frame draw:style-name="fr2" draw:name="Objet25" text:anchor-type="as-char" svg:y="-0.266cm" svg:width="0.594cm" svg:height="0.288cm" draw:z-index="24"><draw:object xlink:href="./Object 25" xlink:type="simple" xlink:show="embed" xlink:actuate="onLoad"/><draw:image xlink:href="./ObjectReplacements/Object 25" xlink:type="simple" xlink:show="embed" xlink:actuate="onLoad"/></draw:frame>  « Y = -1 ».</text:p>
      <text:p text:style-name="P31">Ces deux derniers événements sont disjoints, donc</text:p>
      <text:p text:style-name="P31"><draw:frame draw:style-name="fr2" draw:name="Objet26" text:anchor-type="as-char" svg:y="-0.619cm" svg:width="12.67cm" svg:height="0.998cm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32">De même, on a <draw:frame draw:style-name="fr2" draw:name="Objet27" text:anchor-type="as-char" svg:y="-0.619cm" svg:width="10.848cm" svg:height="0.998cm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P33">On a <text:span text:style-name="T15">aussi </text:span><text:span text:style-name="T15"><draw:frame draw:style-name="fr2" draw:name="Objet28" text:anchor-type="as-char" svg:y="-0.619cm" svg:width="11.391cm" svg:height="0.998cm" draw:z-index="27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33"/>
      <text:p text:style-name="P18">Exercice 13 page 325</text:p>
      <text:p text:style-name="P34"/>
      <text:p text:style-name="P35">1°) Déterminer la loi de probabilité de G revient à donner un tableau qui donne <draw:frame draw:style-name="fr2" draw:name="Objet29" text:anchor-type="as-char" svg:y="-0.386cm" svg:width="1.831cm" svg:height="0.542cm" draw:z-index="28"><draw:object xlink:href="./Object 29" xlink:type="simple" xlink:show="embed" xlink:actuate="onLoad"/><draw:image xlink:href="./ObjectReplacements/Object 29" xlink:type="simple" xlink:show="embed" xlink:actuate="onLoad"/></draw:frame><text:span text:style-name="T16">pour chaque valeur </text:span><text:span text:style-name="T16"><draw:frame draw:style-name="fr2" draw:name="Objet30" text:anchor-type="as-char" svg:y="-0.377cm" svg:width="0.508cm" svg:height="0.531cm" draw:z-index="29"><draw:object xlink:href="./Object 30" xlink:type="simple" xlink:show="embed" xlink:actuate="onLoad"/><draw:image xlink:href="./ObjectReplacements/Object 30" xlink:type="simple" xlink:show="embed" xlink:actuate="onLoad"/></draw:frame></text:span><text:span text:style-name="T16">de la variable aléatoire X.</text:span></text:p>
      <text:p text:style-name="P36">Les valeurs prises par X sont {100 ; 20 ; <text:span text:style-name="T17">0</text:span>}</text:p>
      <text:p text:style-name="P36"/>
      <text:p text:style-name="P37">Voici donc le tableau :</text:p>
      <text:p text:style-name="P28"/>
      <text:p text:style-name="P23"/>
      <table:table table:name="Tableau3" table:style-name="Tableau3">
        <table:table-column table:style-name="Tableau3.A" table:number-columns-repeated="3"/>
        <table:table-column table:style-name="Tableau3.D"/>
        <table:table-row>
          <table:table-cell table:style-name="Tableau3.A1" office:value-type="string">
            <text:p text:style-name="P41"><draw:frame draw:style-name="fr2" draw:name="Objet31" text:anchor-type="as-char" svg:y="-0.377cm" svg:width="0.508cm" svg:height="0.531cm" draw:z-index="30"><draw:object xlink:href="./Object 31" xlink:type="simple" xlink:show="embed" xlink:actuate="onLoad"/><draw:image xlink:href="./ObjectReplacements/Object 31" xlink:type="simple" xlink:show="embed" xlink:actuate="onLoad"/><svg:desc>formule</svg:desc></draw:frame></text:p>
          </table:table-cell>
          <table:table-cell table:style-name="Tableau3.A1" office:value-type="string">
            <text:p text:style-name="P46">100</text:p>
          </table:table-cell>
          <table:table-cell table:style-name="Tableau3.A1" office:value-type="string">
            <text:p text:style-name="P46">20</text:p>
          </table:table-cell>
          <table:table-cell table:style-name="Tableau3.D1" office:value-type="string">
            <text:p text:style-name="P46">0</text:p>
          </table:table-cell>
        </table:table-row>
        <table:table-row>
          <table:table-cell table:style-name="Tableau3.A2" office:value-type="string">
            <text:p text:style-name="P41"><draw:frame draw:style-name="fr2" draw:name="Objet32" text:anchor-type="as-char" svg:y="-0.386cm" svg:width="1.831cm" svg:height="0.542cm" draw:z-index="31"><draw:object xlink:href="./Object 32" xlink:type="simple" xlink:show="embed" xlink:actuate="onLoad"/><draw:image xlink:href="./ObjectReplacements/Object 32" xlink:type="simple" xlink:show="embed" xlink:actuate="onLoad"/><svg:desc>formule</svg:desc></draw:frame></text:p>
          </table:table-cell>
          <table:table-cell table:style-name="Tableau3.A2" office:value-type="string">
            <text:p text:style-name="P44"><draw:frame draw:style-name="fr2" draw:name="Objet33" text:anchor-type="as-char" svg:y="-0.619cm" svg:width="0.713cm" svg:height="0.998cm" draw:z-index="32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  <table:table-cell table:style-name="Tableau3.A2" office:value-type="string">
            <text:p text:style-name="P44"><draw:frame draw:style-name="fr2" draw:name="Objet34" text:anchor-type="as-char" svg:y="-0.619cm" svg:width="0.714cm" svg:height="0.998cm" draw:z-index="33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Tableau3.D2" office:value-type="string">
            <text:p text:style-name="P44"><draw:frame draw:style-name="fr2" draw:name="Objet35" text:anchor-type="as-char" svg:y="-0.619cm" svg:width="0.714cm" svg:height="0.998cm" draw:z-index="34"><draw:object xlink:href="./Object 35" xlink:type="simple" xlink:show="embed" xlink:actuate="onLoad"/><draw:image xlink:href="./ObjectReplacements/Object 35" xlink:type="simple" xlink:show="embed" xlink:actuate="onLoad"/><svg:desc>formule</svg:desc></draw:frame></text:p>
          </table:table-cell>
        </table:table-row>
      </table:table>
      <text:p text:style-name="P23"/>
      <text:p text:style-name="P38">2°) <text:span text:style-name="T18">On a P(« Gagner à ce jeu ») = P(X &gt; 0) = </text:span><text:span text:style-name="T18"><draw:frame draw:style-name="fr2" draw:name="Objet36" text:anchor-type="as-char" svg:y="-0.619cm" svg:width="10.485cm" svg:height="0.998cm" draw:z-index="35"><draw:object xlink:href="./Object 36" xlink:type="simple" xlink:show="embed" xlink:actuate="onLoad"/><draw:image xlink:href="./ObjectReplacements/Object 36" xlink:type="simple" xlink:show="embed" xlink:actuate="onLoad"/></draw:frame></text:span></text:p>
      <text:p text:style-name="P50">La probabilité de gagner à ce jeu est donc de <draw:frame draw:style-name="fr2" draw:name="Objet37" text:anchor-type="as-char" svg:y="-0.619cm" svg:width="0.714cm" svg:height="0.998cm" draw:z-index="36"><draw:object xlink:href="./Object 37" xlink:type="simple" xlink:show="embed" xlink:actuate="onLoad"/><draw:image xlink:href="./ObjectReplacements/Object 37" xlink:type="simple" xlink:show="embed" xlink:actuate="onLoad"/></draw:frame></text:p>
      <text:p text:style-name="P50"/>
      <text:p text:style-name="P50"/>
      <text:p text:style-name="P50"/>
      <text:p text:style-name="P50"/>
      <text:p text:style-name="P59"><text:soft-page-break/>Exercice 16 page 325</text:p>
      <text:p text:style-name="P51"/>
      <text:p text:style-name="P52"><text:span text:style-name="T20">1°) </text:span>Voici la loi de la variable aléatoire X :</text:p>
      <text:p text:style-name="P52"/>
      <text:p text:style-name="P5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87"><draw:frame draw:style-name="fr2" draw:name="Objet38" text:anchor-type="as-char" svg:y="-0.377cm" svg:width="0.508cm" svg:height="0.531cm" draw:z-index="37"><draw:object xlink:href="./Object 38" xlink:type="simple" xlink:show="embed" xlink:actuate="onLoad"/><draw:image xlink:href="./ObjectReplacements/Object 38" xlink:type="simple" xlink:show="embed" xlink:actuate="onLoad"/><svg:desc>formule</svg:desc></draw:frame></text:p>
          </table:table-cell>
          <table:table-cell table:style-name="Tableau4.A1" office:value-type="string">
            <text:p text:style-name="P89">1</text:p>
          </table:table-cell>
          <table:table-cell table:style-name="Tableau4.A1" office:value-type="string">
            <text:p text:style-name="P88">2</text:p>
          </table:table-cell>
          <table:table-cell table:style-name="Tableau4.A1" office:value-type="string">
            <text:p text:style-name="P89">3</text:p>
          </table:table-cell>
          <table:table-cell table:style-name="Tableau4.E1" office:value-type="string">
            <text:p text:style-name="P89">4</text:p>
          </table:table-cell>
        </table:table-row>
        <table:table-row>
          <table:table-cell table:style-name="Tableau4.A2" office:value-type="string">
            <text:p text:style-name="P87"><draw:frame draw:style-name="fr2" draw:name="Objet39" text:anchor-type="as-char" svg:y="-0.386cm" svg:width="1.831cm" svg:height="0.542cm" draw:z-index="38"><draw:object xlink:href="./Object 39" xlink:type="simple" xlink:show="embed" xlink:actuate="onLoad"/><draw:image xlink:href="./ObjectReplacements/Object 39" xlink:type="simple" xlink:show="embed" xlink:actuate="onLoad"/><svg:desc>formule</svg:desc></draw:frame></text:p>
          </table:table-cell>
          <table:table-cell table:style-name="Tableau4.A2" office:value-type="string">
            <text:p text:style-name="P89">0,2</text:p>
          </table:table-cell>
          <table:table-cell table:style-name="Tableau4.A2" office:value-type="string">
            <text:p text:style-name="P89">0,3</text:p>
          </table:table-cell>
          <table:table-cell table:style-name="Tableau4.A2" office:value-type="string">
            <text:p text:style-name="P89">0,25</text:p>
          </table:table-cell>
          <table:table-cell table:style-name="Tableau4.E2" office:value-type="string">
            <text:p text:style-name="P89">0,25</text:p>
          </table:table-cell>
        </table:table-row>
      </table:table>
      <text:p text:style-name="P53"/>
      <text:p text:style-name="P54">En effet, X prenant les valeurs 1, 2, 3 et 4, les événements « <draw:frame draw:style-name="fr1" draw:name="Objet40" text:anchor-type="as-char" svg:y="-0.377cm" svg:width="1.191cm" svg:height="0.531cm" draw:z-index="39"><draw:object xlink:href="./Object 40" xlink:type="simple" xlink:show="embed" xlink:actuate="onLoad"/><draw:image xlink:href="./ObjectReplacements/Object 40" xlink:type="simple" xlink:show="embed" xlink:actuate="onLoad"/></draw:frame> » <text:span text:style-name="T20">pour </text:span><text:span text:style-name="T20"><draw:frame draw:style-name="fr1" draw:name="Objet41" text:anchor-type="as-char" svg:y="-0.377cm" svg:width="2.895cm" svg:height="0.531cm" draw:z-index="40"><draw:object xlink:href="./Object 41" xlink:type="simple" xlink:show="embed" xlink:actuate="onLoad"/><draw:image xlink:href="./ObjectReplacements/Object 41" xlink:type="simple" xlink:show="embed" xlink:actuate="onLoad"/></draw:frame></text:span><text:span text:style-name="T20">forment une partition de l’univers, donc</text:span></text:p>
      <text:p text:style-name="P55">P(X = 1) + P(X = 2) + P(X = 3) + P(X = 4) = 1, c’est à dire 0,2 + 0,3 + 0,25 + P(X = 4) = 1 donc</text:p>
      <text:p text:style-name="P55">P(X = 4) = 0,25</text:p>
      <text:p text:style-name="P55"/>
      <text:p text:style-name="P55">2°) <text:span text:style-name="T21">On a P(«il y a au moins deux caisses en service à midi ») = </text:span><text:span text:style-name="T21"><draw:frame draw:style-name="fr1" draw:name="Objet42" text:anchor-type="as-char" svg:y="-0.386cm" svg:width="15.526cm" svg:height="0.508cm" draw:z-index="41"><draw:object xlink:href="./Object 42" xlink:type="simple" xlink:show="embed" xlink:actuate="onLoad"/><draw:image xlink:href="./ObjectReplacements/Object 42" xlink:type="simple" xlink:show="embed" xlink:actuate="onLoad"/></draw:frame></text:span></text:p>
      <text:p text:style-name="P55"/>
      <text:p text:style-name="P57">Exercice 18 page 326</text:p>
      <text:p text:style-name="P56"/>
      <text:p text:style-name="P61">Z prenant les valeurs 10, 20, 30 et 40, <text:span text:style-name="T19">les événements « </text:span><text:span text:style-name="T19"><draw:frame draw:style-name="fr1" draw:name="Objet43" text:anchor-type="as-char" svg:y="-0.377cm" svg:width="1.113cm" svg:height="0.531cm" draw:z-index="42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19"> » pour </text:span><text:span text:style-name="T19"><draw:frame draw:style-name="fr1" draw:name="Objet44" text:anchor-type="as-char" svg:y="-0.377cm" svg:width="3.715cm" svg:height="0.531cm" draw:z-index="43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19">forment une partition de l’univers, donc</text:span></text:p>
      <text:p text:style-name="P61"/>
      <text:p text:style-name="P62">P(Z = 10) + P(Z = 20) + P(Z = 30) + P(Z = 40) = 1</text:p>
      <text:p text:style-name="P62">c’est à dire 0,2 + P(Z = 20) + 0,2 + P(Z = 40) = 1</text:p>
      <text:p text:style-name="P62">ce qui est équivalent à 0,<text:span text:style-name="T22">4</text:span> + <draw:frame draw:style-name="fr1" draw:name="Objet45" text:anchor-type="as-char" svg:y="-0.386cm" svg:width="2.468cm" svg:height="0.508cm" draw:z-index="44"><draw:object xlink:href="./Object 45" xlink:type="simple" xlink:show="embed" xlink:actuate="onLoad"/><draw:image xlink:href="./ObjectReplacements/Object 45" xlink:type="simple" xlink:show="embed" xlink:actuate="onLoad"/></draw:frame><text:span text:style-name="T22">+ P(Z = 20 ) = 1</text:span></text:p>
      <text:p text:style-name="P63">ie 0,4 + <draw:frame draw:style-name="fr1" draw:name="Objet46" text:anchor-type="as-char" svg:y="-0.386cm" svg:width="2.473cm" svg:height="0.508cm" draw:z-index="45"><draw:object xlink:href="./Object 46" xlink:type="simple" xlink:show="embed" xlink:actuate="onLoad"/><draw:image xlink:href="./ObjectReplacements/Object 46" xlink:type="simple" xlink:show="embed" xlink:actuate="onLoad"/><svg:desc>formule</svg:desc></draw:frame>= 1</text:p>
      <text:p text:style-name="P63">ie <draw:frame draw:style-name="fr1" draw:name="Objet47" text:anchor-type="as-char" svg:y="-0.386cm" svg:width="3.357cm" svg:height="0.508cm" draw:z-index="46"><draw:object xlink:href="./Object 47" xlink:type="simple" xlink:show="embed" xlink:actuate="onLoad"/><draw:image xlink:href="./ObjectReplacements/Object 47" xlink:type="simple" xlink:show="embed" xlink:actuate="onLoad"/><svg:desc>formule</svg:desc></draw:frame>ie P(Z = <text:span text:style-name="T23">2</text:span>0) = 0,2</text:p>
      <text:p text:style-name="P63"/>
      <text:p text:style-name="P63">Donc <text:span text:style-name="T2">P(Z = </text:span><text:span text:style-name="T3">2</text:span><text:span text:style-name="T2">0) = 0,2 et P(Z = </text:span><text:span text:style-name="T3">4</text:span><text:span text:style-name="T2">0) = 0,</text:span><text:span text:style-name="T3">4</text:span></text:p>
      <text:p text:style-name="P63"/>
      <text:p text:style-name="P58">Exercice <text:span text:style-name="T24">23 page 326</text:span></text:p>
      <text:p text:style-name="P64"/>
      <text:p text:style-name="P65">On décrit l’univers de cette expérience aléatoire (<text:span text:style-name="T31">rappel </text:span>: vous pouvez très bien avoir un autre univers dans votre réponse, il y a toujours une infinité d’univers possibles pour décrire une expérience aléatoire)</text:p>
      <text:p text:style-name="P65"/>
      <text:p text:style-name="P66">Ici l’univers est un ensemble de couples de numéros allant de 1 à 10, désignant les numéros des boules, sans les couples avec deux numéros identiques.</text:p>
      <text:p text:style-name="P66"/>
      <text:p text:style-name="P66">La loi est clairement ici l’<text:span text:style-name="T2">équiprobabilité</text:span>. Il y a en tout <draw:frame draw:style-name="fr1" draw:name="Objet48" text:anchor-type="as-char" svg:y="-0.377cm" svg:width="1.993cm" svg:height="0.467cm" draw:z-index="47"><draw:object xlink:href="./Object 48" xlink:type="simple" xlink:show="embed" xlink:actuate="onLoad"/><draw:image xlink:href="./ObjectReplacements/Object 48" xlink:type="simple" xlink:show="embed" xlink:actuate="onLoad"/></draw:frame><text:span text:style-name="T25">issues dans l’univers.</text:span></text:p>
      <text:p text:style-name="P66"/>
      <text:p text:style-name="P67">X compte le nombre de pièces défectueuses.</text:p>
      <text:p text:style-name="P67">X prend donc ses valeurs dans {0 ; 1 ; 2}.</text:p>
      <text:p text:style-name="P67"/>
      <text:list xml:id="list3076234321" text:style-name="L4">
        <text:list-item>
          <text:p text:style-name="P68">P(X = 0) = <draw:frame draw:style-name="fr1" draw:name="Objet49" text:anchor-type="as-char" svg:y="-0.619cm" svg:width="11.688cm" svg:height="0.998cm" draw:z-index="48"><draw:object xlink:href="./Object 49" xlink:type="simple" xlink:show="embed" xlink:actuate="onLoad"/><draw:image xlink:href="./ObjectReplacements/Object 49" xlink:type="simple" xlink:show="embed" xlink:actuate="onLoad"/></draw:frame>= <draw:frame draw:style-name="fr1" draw:name="Objet50" text:anchor-type="as-char" svg:y="-0.619cm" svg:width="1.954cm" svg:height="0.998cm" draw:z-index="49"><draw:object xlink:href="./Object 50" xlink:type="simple" xlink:show="embed" xlink:actuate="onLoad"/><draw:image xlink:href="./ObjectReplacements/Object 50" xlink:type="simple" xlink:show="embed" xlink:actuate="onLoad"/></draw:frame></text:p>
        </text:list-item>
        <text:list-item>
          <text:p text:style-name="P69">P(X = 1) = <draw:frame draw:style-name="fr1" draw:name="Objet51" text:anchor-type="as-char" svg:y="-0.619cm" svg:width="11.324cm" svg:height="0.998cm" draw:z-index="50"><draw:object xlink:href="./Object 51" xlink:type="simple" xlink:show="embed" xlink:actuate="onLoad"/><draw:image xlink:href="./ObjectReplacements/Object 51" xlink:type="simple" xlink:show="embed" xlink:actuate="onLoad"/><svg:desc>formule</svg:desc></draw:frame><text:span text:style-name="T26">=</text:span></text:p>
          <text:p text:style-name="P69"><text:soft-page-break/><draw:frame draw:style-name="fr1" draw:name="Objet52" text:anchor-type="as-char" svg:y="-0.619cm" svg:width="3.025cm" svg:height="0.998cm" draw:z-index="51"><draw:object xlink:href="./Object 52" xlink:type="simple" xlink:show="embed" xlink:actuate="onLoad"/><draw:image xlink:href="./ObjectReplacements/Object 52" xlink:type="simple" xlink:show="embed" xlink:actuate="onLoad"/><svg:desc>formule</svg:desc></draw:frame></text:p>
        </text:list-item>
        <text:list-item>
          <text:p text:style-name="P70">P(X = <text:span text:style-name="T27">2</text:span>) = <draw:frame draw:style-name="fr1" draw:name="Objet54" text:anchor-type="as-char" svg:y="-0.619cm" svg:width="11.675cm" svg:height="0.998cm" draw:z-index="53"><draw:object xlink:href="./Object 54" xlink:type="simple" xlink:show="embed" xlink:actuate="onLoad"/><draw:image xlink:href="./ObjectReplacements/Object 54" xlink:type="simple" xlink:show="embed" xlink:actuate="onLoad"/><svg:desc>formule</svg:desc></draw:frame><text:span text:style-name="T26">=</text:span></text:p>
          <text:p text:style-name="P70"><draw:frame draw:style-name="fr1" draw:name="Objet53" text:anchor-type="as-char" svg:y="-0.619cm" svg:width="0.72cm" svg:height="0.998cm" draw:z-index="52"><draw:object xlink:href="./Object 53" xlink:type="simple" xlink:show="embed" xlink:actuate="onLoad"/><draw:image xlink:href="./ObjectReplacements/Object 53" xlink:type="simple" xlink:show="embed" xlink:actuate="onLoad"/><svg:desc>formule</svg:desc></draw:frame></text:p>
        </text:list-item>
      </text:list>
      <text:p text:style-name="P71">Il faut prendre le temps de dénombrer le <text:span text:style-name="T28">nombre d’</text:span>issues, en faisant un petit dessin au brouillon par exemple.</text:p>
      <text:p text:style-name="P71"/>
      <text:p text:style-name="P72">1°) On a donc E(X) = <draw:frame draw:style-name="fr1" draw:name="Objet55" text:anchor-type="as-char" svg:y="-0.619cm" svg:width="12.136cm" svg:height="0.998cm" draw:z-index="54"><draw:object xlink:href="./Object 55" xlink:type="simple" xlink:show="embed" xlink:actuate="onLoad"/><draw:image xlink:href="./ObjectReplacements/Object 55" xlink:type="simple" xlink:show="embed" xlink:actuate="onLoad"/></draw:frame></text:p>
      <text:p text:style-name="P75">et <draw:frame draw:style-name="fr1" draw:name="Objet58" text:anchor-type="as-char" svg:y="-0.773cm" svg:width="9.486cm" svg:height="1.15cm" draw:z-index="57"><draw:object xlink:href="./Object 58" xlink:type="simple" xlink:show="embed" xlink:actuate="onLoad"/><draw:image xlink:href="./ObjectReplacements/Object 58" xlink:type="simple" xlink:show="embed" xlink:actuate="onLoad"/></draw:frame></text:p>
      <text:p text:style-name="P80"/>
      <text:p text:style-name="P73">En appliquant la formule du cours</text:p>
      <text:p text:style-name="P73"/>
      <text:p text:style-name="P82">POUR CALCULER FACILEMENT les ESPERANCES et ECART-TYPES, il est conseill<text:span text:style-name="T32">é</text:span> d’utiliser la calculatrice numworks.</text:p>
      <text:p text:style-name="P81"/>
      <text:p text:style-name="P83">Voici le guide d’utilisation, mais tout est très intuitif.</text:p>
      <text:p text:style-name="P83"/>
      <text:p text:style-name="P83"><text:a xlink:type="simple" xlink:href="https://www.numworks.com/fr/ressources/manuel/statistiques/" text:style-name="Internet_20_link" text:visited-style-name="Visited_20_Internet_20_Link">https://www.numworks.com/fr/ressources/manuel/statistiques/</text:a></text:p>
      <text:p text:style-name="P83"/>
      <text:p text:style-name="P84">Vous devez créer la série statistique suivante :</text:p>
      <text:p text:style-name="P84"/>
      <table:table table:name="Tableau5" table:style-name="Tableau5">
        <table:table-column table:style-name="Tableau5.A" table:number-columns-repeated="2"/>
        <table:table-row>
          <table:table-cell table:style-name="Tableau5.A1" office:value-type="string">
            <text:p text:style-name="P91">Valeur</text:p>
          </table:table-cell>
          <table:table-cell table:style-name="Tableau5.B1" office:value-type="string">
            <text:p text:style-name="P91">Effectif</text:p>
          </table:table-cell>
        </table:table-row>
        <table:table-row>
          <table:table-cell table:style-name="Tableau5.A2" office:value-type="string">
            <text:p text:style-name="P90">0</text:p>
          </table:table-cell>
          <table:table-cell table:style-name="Tableau5.B2" office:value-type="string">
            <text:p text:style-name="P90">21</text:p>
          </table:table-cell>
        </table:table-row>
        <table:table-row>
          <table:table-cell table:style-name="Tableau5.A2" office:value-type="string">
            <text:p text:style-name="P90">2</text:p>
          </table:table-cell>
          <table:table-cell table:style-name="Tableau5.B2" office:value-type="string">
            <text:p text:style-name="P90">6</text:p>
          </table:table-cell>
        </table:table-row>
        <table:table-row>
          <table:table-cell table:style-name="Tableau5.A2" office:value-type="string">
            <text:p text:style-name="P90">4</text:p>
          </table:table-cell>
          <table:table-cell table:style-name="Tableau5.B2" office:value-type="string">
            <text:p text:style-name="P90">5</text:p>
          </table:table-cell>
        </table:table-row>
      </table:table>
      <text:p text:style-name="P84"/>
      <text:p text:style-name="P85">et regarder les espérance et écart-types dans l’onglet correspondant.</text:p>
      <text:p text:style-name="P85"/>
      <text:p text:style-name="P73">2°) <text:span text:style-name="T30">On a </text:span><text:span text:style-name="T30"><draw:frame draw:style-name="fr1" draw:name="Objet56" text:anchor-type="as-char" svg:y="-0.619cm" svg:width="11.091cm" svg:height="0.998cm" draw:z-index="55"><draw:object xlink:href="./Object 56" xlink:type="simple" xlink:show="embed" xlink:actuate="onLoad"/><draw:image xlink:href="./ObjectReplacements/Object 56" xlink:type="simple" xlink:show="embed" xlink:actuate="onLoad"/></draw:frame></text:span><text:span text:style-name="T30">donc la probabilité qu’au moins une pièce soit défectueuse est de </text:span><text:span text:style-name="T30"><draw:frame draw:style-name="fr1" draw:name="Objet57" text:anchor-type="as-char" svg:y="-0.619cm" svg:width="0.723cm" svg:height="0.998cm" draw:z-index="56"><draw:object xlink:href="./Object 57" xlink:type="simple" xlink:show="embed" xlink:actuate="onLoad"/><draw:image xlink:href="./ObjectReplacements/Object 57" xlink:type="simple" xlink:show="embed" xlink:actuate="onLoad"/></draw:frame></text:span></text:p>
      <text:p text:style-name="P73"/>
      <text:p text:style-name="P60">Exercice 24 page 326</text:p>
      <text:p text:style-name="P74"/>
      <text:p text:style-name="P77">Il suffit d’appliquer les formules du cours.</text:p>
      <text:p text:style-name="P77"/>
      <text:p text:style-name="P78">On a <text:span text:style-name="T29">E(X) = </text:span><text:span text:style-name="T29"><draw:frame draw:style-name="fr1" draw:name="Objet59" text:anchor-type="as-char" svg:y="-0.619cm" svg:width="12.808cm" svg:height="0.998cm" draw:z-index="58"><draw:object xlink:href="./Object 59" xlink:type="simple" xlink:show="embed" xlink:actuate="onLoad"/><draw:image xlink:href="./ObjectReplacements/Object 59" xlink:type="simple" xlink:show="embed" xlink:actuate="onLoad"/><svg:desc>formule</svg:desc></draw:frame></text:span></text:p>
      <text:p text:style-name="P76">et <draw:frame draw:style-name="fr1" draw:name="Objet60" text:anchor-type="as-char" svg:y="-0.706cm" svg:width="9.537cm" svg:height="1.085cm" draw:z-index="59"><draw:object xlink:href="./Object 60" xlink:type="simple" xlink:show="embed" xlink:actuate="onLoad"/><draw:image xlink:href="./ObjectReplacements/Object 60" xlink:type="simple" xlink:show="embed" xlink:actuate="onLoad"/><svg:desc>formule</svg:desc></draw:frame></text:p>
      <text:p text:style-name="P86">Utiliser la numworks.</text:p>
      <text:p text:style-name="P79"/>
      <text:p text:style-name="P78"/>
      <text:p text:style-name="P74"/>
      <text:p text:style-name="P7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5T09:46:06.242628633</meta:creation-date>
    <meta:generator>LibreOffice/6.3.4.2$Linux_X86_64 LibreOffice_project/30$Build-2</meta:generator>
    <dc:date>2020-03-16T10:00:45.513217658</dc:date>
    <meta:editing-duration>PT1H36M26S</meta:editing-duration>
    <meta:editing-cycles>133</meta:editing-cycles>
    <meta:document-statistic meta:table-count="5" meta:image-count="0" meta:object-count="60" meta:page-count="4" meta:paragraph-count="143" meta:word-count="1005" meta:character-count="4657" meta:non-whitespace-character-count="3765"/>
  </office:meta>
</office:document-meta>
</file>

<file path=Object 1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=</mo>
              <mn>4</mn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text>{</mtext>
              <mn>2</mn>
              <mtext>}</mtext>
            </mrow>
          </mrow>
          <mo fence="true" stretchy="false">)</mo>
        </mrow>
        <mo stretchy="false">=</mo>
        <mfrac>
          <mn>1</mn>
          <mn>6</mn>
        </mfrac>
      </mrow>
    </mrow>
    <annotation encoding="StarMath 5.0">P( X = 4 ) = P( "{"2"}" ) = 1 over 6</annotation>
  </semantics>
</math>
</file>

<file path=Object 1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=</mo>
              <mn>12</mn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text>{</mtext>
              <mn>6</mn>
              <mtext>}</mtext>
            </mrow>
          </mrow>
          <mo fence="true" stretchy="false">)</mo>
        </mrow>
        <mo stretchy="false">=</mo>
        <mfrac>
          <mn>1</mn>
          <mn>6</mn>
        </mfrac>
      </mrow>
    </mrow>
    <annotation encoding="StarMath 5.0">P( X = 12 ) = P( "{"6"}" ) = 1 over 6</annotation>
  </semantics>
</math>
</file>

<file path=Object 12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3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=</mo>
            <msub>
              <mi>x</mi>
              <mi>i</mi>
            </msub>
          </mrow>
        </mrow>
        <mo fence="true" stretchy="false">)</mo>
      </mrow>
    </mrow>
    <annotation encoding="StarMath 5.0">P(X = x_i)</annotation>
  </semantics>
</math>
</file>

<file path=Object 14/content.xml><?xml version="1.0" encoding="utf-8"?>
<math xmlns="http://www.w3.org/1998/Math/MathML" display="block">
  <semantics>
    <mfrac>
      <mn>1</mn>
      <mn>6</mn>
    </mfrac>
    <annotation encoding="StarMath 5.0">1 over 6</annotation>
  </semantics>
</math>
</file>

<file path=Object 15/content.xml><?xml version="1.0" encoding="utf-8"?>
<math xmlns="http://www.w3.org/1998/Math/MathML" display="block">
  <semantics>
    <mfrac>
      <mn>1</mn>
      <mn>6</mn>
    </mfrac>
    <annotation encoding="StarMath 5.0">1 over 6</annotation>
  </semantics>
</math>
</file>

<file path=Object 16/content.xml><?xml version="1.0" encoding="utf-8"?>
<math xmlns="http://www.w3.org/1998/Math/MathML" display="block">
  <semantics>
    <mfrac>
      <mn>1</mn>
      <mn>6</mn>
    </mfrac>
    <annotation encoding="StarMath 5.0">1 over 6</annotation>
  </semantics>
</math>
</file>

<file path=Object 17/content.xml><?xml version="1.0" encoding="utf-8"?>
<math xmlns="http://www.w3.org/1998/Math/MathML" display="block">
  <semantics>
    <mfrac>
      <mn>1</mn>
      <mn>6</mn>
    </mfrac>
    <annotation encoding="StarMath 5.0">1 over 6</annotation>
  </semantics>
</math>
</file>

<file path=Object 18/content.xml><?xml version="1.0" encoding="utf-8"?>
<math xmlns="http://www.w3.org/1998/Math/MathML" display="block">
  <semantics>
    <mfrac>
      <mn>1</mn>
      <mn>6</mn>
    </mfrac>
    <annotation encoding="StarMath 5.0">1 over 6</annotation>
  </semantics>
</math>
</file>

<file path=Object 19/content.xml><?xml version="1.0" encoding="utf-8"?>
<math xmlns="http://www.w3.org/1998/Math/MathML" display="block">
  <semantics>
    <mfrac>
      <mn>1</mn>
      <mn>6</mn>
    </mfrac>
    <annotation encoding="StarMath 5.0">1 over 6</annotation>
  </semantics>
</math>
</file>

<file path=Object 2/content.xml><?xml version="1.0" encoding="utf-8"?>
<math xmlns="http://www.w3.org/1998/Math/MathML" display="block">
  <semantics>
    <mrow>
      <msub>
        <mi>x</mi>
        <mn>1</mn>
      </msub>
      <mi>,</mi>
      <mtext>...</mtext>
      <mi>,</mi>
      <msub>
        <mi>x</mi>
        <mi>n</mi>
      </msub>
    </mrow>
    <annotation encoding="StarMath 5.0">x_1, "...", x_n</annotation>
  </semantics>
</math>
</file>

<file path=Object 20/content.xml><?xml version="1.0" encoding="utf-8"?>
<math xmlns="http://www.w3.org/1998/Math/MathML" display="block">
  <semantics>
    <mrow>
      <mi>X</mi>
      <mo stretchy="false">=</mo>
      <msub>
        <mi>x</mi>
        <mi>i</mi>
      </msub>
    </mrow>
    <annotation encoding="StarMath 5.0">X = x_i</annotation>
  </semantics>
</math>
</file>

<file path=Object 21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22/content.xml><?xml version="1.0" encoding="utf-8"?>
<math xmlns="http://www.w3.org/1998/Math/MathML" display="block">
  <semantics>
    <mrow>
      <mi>P</mi>
      <mrow>
        <mo fence="true" stretchy="false">(</mo>
        <mrow>
          <mrow>
            <mi>Y</mi>
            <mo stretchy="false">≤</mo>
            <mn>0</mn>
          </mrow>
        </mrow>
        <mo fence="true" stretchy="false">)</mo>
      </mrow>
    </mrow>
    <annotation encoding="StarMath 5.0">P( Y &lt;= 0 )</annotation>
  </semantics>
</math>
</file>

<file path=Object 23/content.xml><?xml version="1.0" encoding="utf-8"?>
<math xmlns="http://www.w3.org/1998/Math/MathML" display="block">
  <semantics>
    <mrow>
      <mi>Y</mi>
      <mo stretchy="false">≤</mo>
      <mn>0</mn>
    </mrow>
    <annotation encoding="StarMath 5.0">Y &lt;= 0</annotation>
  </semantics>
</math>
</file>

<file path=Object 24/content.xml><?xml version="1.0" encoding="utf-8"?>
<math xmlns="http://www.w3.org/1998/Math/MathML" display="block">
  <semantics>
    <mrow>
      <mi>Y</mi>
      <mo stretchy="false">≤</mo>
      <mn>0</mn>
    </mrow>
    <annotation encoding="StarMath 5.0">Y &lt;= 0</annotation>
  </semantics>
</math>
</file>

<file path=Object 25/content.xml><?xml version="1.0" encoding="utf-8"?>
<math xmlns="http://www.w3.org/1998/Math/MathML" display="block">
  <semantics>
    <mrow>
      <mtext/>
      <mo stretchy="false">∪</mo>
      <mtext/>
    </mrow>
    <annotation encoding="StarMath 5.0">"" union ""</annotation>
  </semantics>
</math>
</file>

<file path=Object 2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Y</mi>
              <mo stretchy="false">≤</mo>
              <mn>0</mn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row>
                <mi>Y</mi>
                <mo stretchy="false">=</mo>
                <mrow>
                  <mo stretchy="false">−</mo>
                  <mn>2</mn>
                </mrow>
              </mrow>
              <mo stretchy="false">∪</mo>
              <mrow>
                <mi>Y</mi>
                <mo stretchy="false">=</mo>
                <mrow>
                  <mo stretchy="false">−</mo>
                  <mn>1</mn>
                </mrow>
              </mrow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i>Y</mi>
              <mo stretchy="false">=</mo>
              <mrow>
                <mo stretchy="false">−</mo>
                <mn>2</mn>
              </mrow>
            </mrow>
          </mrow>
          <mo fence="true" stretchy="false">)</mo>
        </mrow>
        <mo stretchy="false">+</mo>
        <mi>P</mi>
      </mrow>
      <mrow>
        <mrow>
          <mo fence="true" stretchy="false">(</mo>
          <mrow>
            <mrow>
              <mi>Y</mi>
              <mo stretchy="false">=</mo>
              <mrow>
                <mo stretchy="false">−</mo>
                <mn>1</mn>
              </mrow>
            </mrow>
          </mrow>
          <mo fence="true" stretchy="false">)</mo>
        </mrow>
        <mo stretchy="false">=</mo>
        <mrow>
          <mfrac>
            <mn>1</mn>
            <mn>4</mn>
          </mfrac>
          <mo stretchy="false">+</mo>
          <mfrac>
            <mn>1</mn>
            <mn>6</mn>
          </mfrac>
        </mrow>
        <mo stretchy="false">=</mo>
        <mfrac>
          <mn>10</mn>
          <mn>24</mn>
        </mfrac>
        <mo stretchy="false">=</mo>
        <mfrac>
          <mn>5</mn>
          <mn>12</mn>
        </mfrac>
      </mrow>
    </mrow>
    <annotation encoding="StarMath 5.0">P( Y &lt;= 0 ) = P( {Y = -2} union {Y = -1}) = P( Y = -2 ) + P( Y = -1 ) = 1 over 4 + 1 over 6 = 10 over 24 = 5 over 12</annotation>
  </semantics>
</math>
</file>

<file path=Object 2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o stretchy="false">−</mo>
                <mn>1</mn>
              </mrow>
              <mo stretchy="false">≤</mo>
              <mi>Y</mi>
              <mo stretchy="false">≤</mo>
              <mn>5</mn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i>Y</mi>
              <mo stretchy="false">=</mo>
              <mrow>
                <mo stretchy="false">−</mo>
                <mn>1</mn>
              </mrow>
            </mrow>
          </mrow>
          <mo fence="true" stretchy="false">)</mo>
        </mrow>
        <mo stretchy="false">+</mo>
        <mi>P</mi>
      </mrow>
      <mrow>
        <mrow>
          <mo fence="true" stretchy="false">(</mo>
          <mrow>
            <mrow>
              <mi>Y</mi>
              <mo stretchy="false">=</mo>
              <mn>2</mn>
            </mrow>
          </mrow>
          <mo fence="true" stretchy="false">)</mo>
        </mrow>
        <mo stretchy="false">+</mo>
        <mi>P</mi>
      </mrow>
      <mrow>
        <mrow>
          <mo fence="true" stretchy="false">(</mo>
          <mrow>
            <mrow>
              <mi>Y</mi>
              <mo stretchy="false">=</mo>
              <mn>5</mn>
            </mrow>
          </mrow>
          <mo fence="true" stretchy="false">)</mo>
        </mrow>
        <mo stretchy="false">=</mo>
        <mrow>
          <mfrac>
            <mn>1</mn>
            <mn>6</mn>
          </mfrac>
          <mo stretchy="false">+</mo>
          <mfrac>
            <mn>1</mn>
            <mn>3</mn>
          </mfrac>
          <mo stretchy="false">+</mo>
          <mfrac>
            <mn>1</mn>
            <mn>4</mn>
          </mfrac>
        </mrow>
        <mo stretchy="false">=</mo>
        <mfrac>
          <mn>3</mn>
          <mn>4</mn>
        </mfrac>
      </mrow>
    </mrow>
    <annotation encoding="StarMath 5.0">P( -1 &lt;= Y &lt;= 5 ) = P( Y = -1 ) + P( Y = 2 ) + P( Y = 5 ) = 1 over 6 + 1 over 3 + 1 over 4 = 3 over 4</annotation>
  </semantics>
</math>
</file>

<file path=Object 2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text>|</mtext>
              <mi>Y</mi>
              <mrow>
                <mtext>|</mtext>
                <mo stretchy="false">=</mo>
                <mn>2</mn>
              </mrow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i>Y</mi>
              <mo stretchy="false">=</mo>
              <mrow>
                <mrow>
                  <mo stretchy="false">−</mo>
                  <mn>2</mn>
                </mrow>
                <mo stretchy="false">∪</mo>
                <mi>Y</mi>
              </mrow>
              <mo stretchy="false">=</mo>
              <mn>2</mn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i>Y</mi>
              <mo stretchy="false">=</mo>
              <mrow>
                <mo stretchy="false">−</mo>
                <mn>2</mn>
              </mrow>
            </mrow>
          </mrow>
          <mo fence="true" stretchy="false">)</mo>
        </mrow>
        <mo stretchy="false">+</mo>
        <mi>P</mi>
      </mrow>
      <mrow>
        <mrow>
          <mo fence="true" stretchy="false">(</mo>
          <mrow>
            <mrow>
              <mi>Y</mi>
              <mo stretchy="false">=</mo>
              <mn>2</mn>
            </mrow>
          </mrow>
          <mo fence="true" stretchy="false">)</mo>
        </mrow>
        <mo stretchy="false">=</mo>
        <mrow>
          <mfrac>
            <mn>1</mn>
            <mn>4</mn>
          </mfrac>
          <mo stretchy="false">+</mo>
          <mfrac>
            <mn>1</mn>
            <mn>3</mn>
          </mfrac>
        </mrow>
        <mo stretchy="false">=</mo>
        <mfrac>
          <mn>7</mn>
          <mn>12</mn>
        </mfrac>
      </mrow>
    </mrow>
    <annotation encoding="StarMath 5.0">P( "|"Y"|" = 2 ) = P( Y = -2 union Y = 2 ) = P( Y = -2 ) + P( Y = 2 ) = 1 over 4 + 1 over 3 = 7 over 12</annotation>
  </semantics>
</math>
</file>

<file path=Object 29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=</mo>
            <msub>
              <mi>x</mi>
              <mi>i</mi>
            </msub>
          </mrow>
        </mrow>
        <mo fence="true" stretchy="false">)</mo>
      </mrow>
    </mrow>
    <annotation encoding="StarMath 5.0">P( X = x_i )</annotation>
  </semantics>
</math>
</file>

<file path=Object 3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30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31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32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=</mo>
            <msub>
              <mi>x</mi>
              <mi>i</mi>
            </msub>
          </mrow>
        </mrow>
        <mo fence="true" stretchy="false">)</mo>
      </mrow>
    </mrow>
    <annotation encoding="StarMath 5.0">P(X = x_i)</annotation>
  </semantics>
</math>
</file>

<file path=Object 33/content.xml><?xml version="1.0" encoding="utf-8"?>
<math xmlns="http://www.w3.org/1998/Math/MathML" display="block">
  <semantics>
    <mfrac>
      <mn>1</mn>
      <mn>10</mn>
    </mfrac>
    <annotation encoding="StarMath 5.0">1 over 10</annotation>
  </semantics>
</math>
</file>

<file path=Object 34/content.xml><?xml version="1.0" encoding="utf-8"?>
<math xmlns="http://www.w3.org/1998/Math/MathML" display="block">
  <semantics>
    <mfrac>
      <mn>9</mn>
      <mn>20</mn>
    </mfrac>
    <annotation encoding="StarMath 5.0">9 over 20</annotation>
  </semantics>
</math>
</file>

<file path=Object 35/content.xml><?xml version="1.0" encoding="utf-8"?>
<math xmlns="http://www.w3.org/1998/Math/MathML" display="block">
  <semantics>
    <mfrac>
      <mn>9</mn>
      <mn>20</mn>
    </mfrac>
    <annotation encoding="StarMath 5.0">9 over 20</annotation>
  </semantics>
</math>
</file>

<file path=Object 3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=</mo>
              <mrow>
                <mn>20</mn>
                <mo stretchy="false">∪</mo>
                <mi>X</mi>
              </mrow>
              <mo stretchy="false">=</mo>
              <mn>100</mn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i>X</mi>
              <mo stretchy="false">=</mo>
              <mn>20</mn>
            </mrow>
          </mrow>
          <mo fence="true" stretchy="false">)</mo>
        </mrow>
        <mo stretchy="false">+</mo>
        <mi>P</mi>
      </mrow>
      <mrow>
        <mrow>
          <mo fence="true" stretchy="false">(</mo>
          <mrow>
            <mrow>
              <mi>X</mi>
              <mo stretchy="false">=</mo>
              <mn>100</mn>
            </mrow>
          </mrow>
          <mo fence="true" stretchy="false">)</mo>
        </mrow>
        <mo stretchy="false">=</mo>
        <mrow>
          <mfrac>
            <mn>1</mn>
            <mn>10</mn>
          </mfrac>
          <mo stretchy="false">+</mo>
          <mfrac>
            <mn>9</mn>
            <mn>20</mn>
          </mfrac>
        </mrow>
        <mo stretchy="false">=</mo>
        <mfrac>
          <mn>11</mn>
          <mn>20</mn>
        </mfrac>
      </mrow>
    </mrow>
    <annotation encoding="StarMath 5.0">P( X = 20 union X = 100) = P( X = 20 ) + P( X = 100 ) = 1 over 10 + 9 over 20 = 11 over 20</annotation>
  </semantics>
</math>
</file>

<file path=Object 37/content.xml><?xml version="1.0" encoding="utf-8"?>
<math xmlns="http://www.w3.org/1998/Math/MathML" display="block">
  <semantics>
    <mfrac>
      <mn>11</mn>
      <mn>20</mn>
    </mfrac>
    <annotation encoding="StarMath 5.0">11 over 20</annotation>
  </semantics>
</math>
</file>

<file path=Object 38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39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=</mo>
            <msub>
              <mi>x</mi>
              <mi>i</mi>
            </msub>
          </mrow>
        </mrow>
        <mo fence="true" stretchy="false">)</mo>
      </mrow>
    </mrow>
    <annotation encoding="StarMath 5.0">P(X = x_i)</annotation>
  </semantics>
</math>
</file>

<file path=Object 4/content.xml><?xml version="1.0" encoding="utf-8"?>
<math xmlns="http://www.w3.org/1998/Math/MathML" display="block">
  <semantics>
    <mrow>
      <mi>X</mi>
      <mo stretchy="false">≤</mo>
      <mn>0</mn>
    </mrow>
    <annotation encoding="StarMath 5.0">X &lt;= 0</annotation>
  </semantics>
</math>
</file>

<file path=Object 40/content.xml><?xml version="1.0" encoding="utf-8"?>
<math xmlns="http://www.w3.org/1998/Math/MathML" display="block">
  <semantics>
    <mrow>
      <mi>X</mi>
      <mo stretchy="false">=</mo>
      <msub>
        <mi>x</mi>
        <mi>i</mi>
      </msub>
    </mrow>
    <annotation encoding="StarMath 5.0">X = x_i</annotation>
  </semantics>
</math>
</file>

<file path=Object 41/content.xml><?xml version="1.0" encoding="utf-8"?>
<math xmlns="http://www.w3.org/1998/Math/MathML" display="block">
  <semantics>
    <mrow>
      <mrow>
        <msub>
          <mi>x</mi>
          <mi>i</mi>
        </msub>
        <mo stretchy="false">∈</mo>
        <mtext>{</mtext>
      </mrow>
      <mn>1</mn>
      <mi>;</mi>
      <mn>2</mn>
      <mi>;</mi>
      <mn>3</mn>
      <mi>;</mi>
      <mn>4</mn>
      <mtext>}</mtext>
    </mrow>
    <annotation encoding="StarMath 5.0">x_i in "{"1 ;2 ;3 ;4 "}"</annotation>
  </semantics>
</math>
</file>

<file path=Object 4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≥</mo>
              <mn>2</mn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i>X</mi>
              <mo stretchy="false">=</mo>
              <mrow>
                <mn>2</mn>
                <mo stretchy="false">∪</mo>
                <mi>X</mi>
              </mrow>
              <mo stretchy="false">=</mo>
              <mrow>
                <mn>3</mn>
                <mo stretchy="false">∪</mo>
                <mi>X</mi>
              </mrow>
              <mo stretchy="false">=</mo>
              <mn>4</mn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i>X</mi>
              <mo stretchy="false">=</mo>
              <mn>2</mn>
            </mrow>
          </mrow>
          <mo fence="true" stretchy="false">)</mo>
        </mrow>
        <mo stretchy="false">+</mo>
        <mi>P</mi>
      </mrow>
      <mrow>
        <mrow>
          <mo fence="true" stretchy="false">(</mo>
          <mrow>
            <mrow>
              <mi>X</mi>
              <mo stretchy="false">=</mo>
              <mn>3</mn>
            </mrow>
          </mrow>
          <mo fence="true" stretchy="false">)</mo>
        </mrow>
        <mo stretchy="false">+</mo>
        <mi>P</mi>
      </mrow>
      <mrow>
        <mrow>
          <mo fence="true" stretchy="false">(</mo>
          <mrow>
            <mrow>
              <mi>X</mi>
              <mo stretchy="false">=</mo>
              <mn>4</mn>
            </mrow>
          </mrow>
          <mo fence="true" stretchy="false">)</mo>
        </mrow>
        <mo stretchy="false">=</mo>
        <mrow>
          <mn>0,3</mn>
          <mo stretchy="false">+</mo>
          <mn>0,25</mn>
          <mo stretchy="false">+</mo>
          <mn>0,25</mn>
        </mrow>
        <mo stretchy="false">=</mo>
        <mn>0,8</mn>
      </mrow>
    </mrow>
    <annotation encoding="StarMath 5.0">P( X &gt;= 2 ) = P( X = 2 union X = 3 union X = 4) = P( X = 2 ) + P( X = 3 ) + P( X = 4 ) = 0,3 + 0,25 + 0,25 = 0,8</annotation>
  </semantics>
</math>
</file>

<file path=Object 43/content.xml><?xml version="1.0" encoding="utf-8"?>
<math xmlns="http://www.w3.org/1998/Math/MathML" display="block">
  <semantics>
    <mrow>
      <mi>Z</mi>
      <mo stretchy="false">=</mo>
      <msub>
        <mi>z</mi>
        <mi>i</mi>
      </msub>
    </mrow>
    <annotation encoding="StarMath 5.0">Z = z_i</annotation>
  </semantics>
</math>
</file>

<file path=Object 44/content.xml><?xml version="1.0" encoding="utf-8"?>
<math xmlns="http://www.w3.org/1998/Math/MathML" display="block">
  <semantics>
    <mrow>
      <mrow>
        <msub>
          <mi>z</mi>
          <mi>i</mi>
        </msub>
        <mo stretchy="false">∈</mo>
        <mtext>{</mtext>
      </mrow>
      <mn>10</mn>
      <mi>;</mi>
      <mn>20</mn>
      <mi>;</mi>
      <mn>30</mn>
      <mi>;</mi>
      <mn>40</mn>
      <mtext>}</mtext>
    </mrow>
    <annotation encoding="StarMath 5.0">z_i in "{"10 ;20 ;30; 40 "}"</annotation>
  </semantics>
</math>
</file>

<file path=Object 45/content.xml><?xml version="1.0" encoding="utf-8"?>
<math xmlns="http://www.w3.org/1998/Math/MathML" display="block">
  <semantics>
    <mrow>
      <mrow>
        <mn>2</mn>
        <mo stretchy="false">×</mo>
        <mi>P</mi>
      </mrow>
      <mrow>
        <mo fence="true" stretchy="false">(</mo>
        <mrow>
          <mrow>
            <mi>Z</mi>
            <mo stretchy="false">=</mo>
            <mn>20</mn>
          </mrow>
        </mrow>
        <mo fence="true" stretchy="false">)</mo>
      </mrow>
    </mrow>
    <annotation encoding="StarMath 5.0">2 times P( Z = 20 )</annotation>
  </semantics>
</math>
</file>

<file path=Object 46/content.xml><?xml version="1.0" encoding="utf-8"?>
<math xmlns="http://www.w3.org/1998/Math/MathML" display="block">
  <semantics>
    <mrow>
      <mrow>
        <mn>3</mn>
        <mo stretchy="false">×</mo>
        <mi>P</mi>
      </mrow>
      <mrow>
        <mo fence="true" stretchy="false">(</mo>
        <mrow>
          <mrow>
            <mi>Z</mi>
            <mo stretchy="false">=</mo>
            <mn>20</mn>
          </mrow>
        </mrow>
        <mo fence="true" stretchy="false">)</mo>
      </mrow>
    </mrow>
    <annotation encoding="StarMath 5.0">3 times P( Z = 20 )</annotation>
  </semantics>
</math>
</file>

<file path=Object 47/content.xml><?xml version="1.0" encoding="utf-8"?>
<math xmlns="http://www.w3.org/1998/Math/MathML" display="block">
  <semantics>
    <mrow>
      <mrow>
        <mn>3</mn>
        <mo stretchy="false">×</mo>
        <mi>P</mi>
      </mrow>
      <mrow>
        <mrow>
          <mo fence="true" stretchy="false">(</mo>
          <mrow>
            <mrow>
              <mi>Z</mi>
              <mo stretchy="false">=</mo>
              <mn>20</mn>
            </mrow>
          </mrow>
          <mo fence="true" stretchy="false">)</mo>
        </mrow>
        <mo stretchy="false">=</mo>
        <mn>0,6</mn>
      </mrow>
    </mrow>
    <annotation encoding="StarMath 5.0">3 times P( Z = 20 ) = 0,6</annotation>
  </semantics>
</math>
</file>

<file path=Object 48/content.xml><?xml version="1.0" encoding="utf-8"?>
<math xmlns="http://www.w3.org/1998/Math/MathML" display="block">
  <semantics>
    <mrow>
      <mrow>
        <mn>10</mn>
        <mo stretchy="false">×</mo>
        <mn>9</mn>
      </mrow>
      <mo stretchy="false">=</mo>
      <mn>90</mn>
    </mrow>
    <annotation encoding="StarMath 5.0">10 times 9 = 90</annotation>
  </semantics>
</math>
</file>

<file path=Object 49/content.xml><?xml version="1.0" encoding="utf-8"?>
<math xmlns="http://www.w3.org/1998/Math/MathML" display="block">
  <semantics>
    <mfrac>
      <mtext>nombre d'issues ne comportant pas de numéro de pièce défectueuse</mtext>
      <mtext>nombre d'issues de l'univers</mtext>
    </mfrac>
    <annotation encoding="StarMath 5.0">"nombre d'issues ne comportant pas de numéro de pièce défectueuse" over "nombre d'issues de l'univers"</annotation>
  </semantics>
</math>
</file>

<file path=Object 5/content.xml><?xml version="1.0" encoding="utf-8"?>
<math xmlns="http://www.w3.org/1998/Math/MathML" display="block">
  <semantics>
    <msub>
      <mi>e</mi>
      <mi>i</mi>
    </msub>
    <annotation encoding="StarMath 5.0">e_i</annotation>
  </semantics>
</math>
</file>

<file path=Object 50/content.xml><?xml version="1.0" encoding="utf-8"?>
<math xmlns="http://www.w3.org/1998/Math/MathML" display="block">
  <semantics>
    <mrow>
      <mfrac>
        <mrow>
          <mn>8</mn>
          <mo stretchy="false">×</mo>
          <mn>7</mn>
        </mrow>
        <mn>90</mn>
      </mfrac>
      <mo stretchy="false">=</mo>
      <mfrac>
        <mn>56</mn>
        <mn>90</mn>
      </mfrac>
    </mrow>
    <annotation encoding="StarMath 5.0">8 times 7 over 90 = 56 over 90</annotation>
  </semantics>
</math>
</file>

<file path=Object 51/content.xml><?xml version="1.0" encoding="utf-8"?>
<math xmlns="http://www.w3.org/1998/Math/MathML" display="block">
  <semantics>
    <mfrac>
      <mtext>nombre d'issues comportant un seul numéro de pièce défectueuse</mtext>
      <mtext>nombre d'issues de l'univers</mtext>
    </mfrac>
    <annotation encoding="StarMath 5.0">"nombre d'issues comportant un seul numéro de pièce défectueuse" over "nombre d'issues de l'univers"</annotation>
  </semantics>
</math>
</file>

<file path=Object 52/content.xml><?xml version="1.0" encoding="utf-8"?>
<math xmlns="http://www.w3.org/1998/Math/MathML" display="block">
  <semantics>
    <mrow>
      <mfrac>
        <mrow>
          <mrow>
            <mn>2</mn>
            <mo stretchy="false">×</mo>
            <mn>8</mn>
          </mrow>
          <mo stretchy="false">+</mo>
          <mrow>
            <mn>8</mn>
            <mo stretchy="false">×</mo>
            <mn>2</mn>
          </mrow>
        </mrow>
        <mn>90</mn>
      </mfrac>
      <mo stretchy="false">=</mo>
      <mfrac>
        <mn>32</mn>
        <mn>90</mn>
      </mfrac>
    </mrow>
    <annotation encoding="StarMath 5.0">{2 times 8 + 8 times 2} over 90 = 32 over 90</annotation>
  </semantics>
</math>
</file>

<file path=Object 53/content.xml><?xml version="1.0" encoding="utf-8"?>
<math xmlns="http://www.w3.org/1998/Math/MathML" display="block">
  <semantics>
    <mfrac>
      <mn>2</mn>
      <mn>90</mn>
    </mfrac>
    <annotation encoding="StarMath 5.0">2 over 90 </annotation>
  </semantics>
</math>
</file>

<file path=Object 54/content.xml><?xml version="1.0" encoding="utf-8"?>
<math xmlns="http://www.w3.org/1998/Math/MathML" display="block">
  <semantics>
    <mfrac>
      <mtext>nombre d'issues comportant les deux numéros de pièce défectueuse</mtext>
      <mtext>nombre d'issues de l'univers</mtext>
    </mfrac>
    <annotation encoding="StarMath 5.0">"nombre d'issues comportant les deux numéros de pièce défectueuse" over "nombre d'issues de l'univers"</annotation>
  </semantics>
</math>
</file>

<file path=Object 55/content.xml><?xml version="1.0" encoding="utf-8"?>
<math xmlns="http://www.w3.org/1998/Math/MathML" display="block">
  <semantics>
    <mrow>
      <mi>P</mi>
      <mrow>
        <mrow>
          <mrow>
            <mo fence="true" stretchy="false">(</mo>
            <mrow>
              <mrow>
                <mi>X</mi>
                <mo stretchy="false">=</mo>
                <mn>0</mn>
              </mrow>
            </mrow>
            <mo fence="true" stretchy="false">)</mo>
          </mrow>
          <mo stretchy="false">×</mo>
          <mn>0</mn>
        </mrow>
        <mo stretchy="false">+</mo>
        <mi>P</mi>
      </mrow>
      <mrow>
        <mrow>
          <mrow>
            <mo fence="true" stretchy="false">(</mo>
            <mrow>
              <mrow>
                <mi>X</mi>
                <mo stretchy="false">=</mo>
                <mn>1</mn>
              </mrow>
            </mrow>
            <mo fence="true" stretchy="false">)</mo>
          </mrow>
          <mo stretchy="false">×</mo>
          <mn>1</mn>
        </mrow>
        <mo stretchy="false">+</mo>
        <mi>P</mi>
      </mrow>
      <mrow>
        <mrow>
          <mrow>
            <mo fence="true" stretchy="false">(</mo>
            <mrow>
              <mrow>
                <mi>X</mi>
                <mo stretchy="false">=</mo>
                <mn>2</mn>
              </mrow>
            </mrow>
            <mo fence="true" stretchy="false">)</mo>
          </mrow>
          <mo stretchy="false">×</mo>
          <mn>2</mn>
        </mrow>
        <mo stretchy="false">=</mo>
        <mrow>
          <mrow>
            <mfrac>
              <mn>56</mn>
              <mn>90</mn>
            </mfrac>
            <mo stretchy="false">×</mo>
            <mn>0</mn>
          </mrow>
          <mo stretchy="false">+</mo>
          <mrow>
            <mfrac>
              <mn>32</mn>
              <mn>90</mn>
            </mfrac>
            <mo stretchy="false">×</mo>
            <mn>1</mn>
          </mrow>
          <mo stretchy="false">+</mo>
          <mrow>
            <mfrac>
              <mn>2</mn>
              <mn>90</mn>
            </mfrac>
            <mo stretchy="false">×</mo>
            <mn>2</mn>
          </mrow>
        </mrow>
        <mo stretchy="false">=</mo>
        <mfrac>
          <mn>36</mn>
          <mn>90</mn>
        </mfrac>
      </mrow>
    </mrow>
    <annotation encoding="StarMath 5.0">P( X = 0 ) times 0 + P( X = 1 ) times 1 + P( X = 2 ) times 2 = 56 over 90 times 0 + 32 over 90 times 1 + 2 over 90 times 2 = 36 over 90</annotation>
  </semantics>
</math>
</file>

<file path=Object 5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≥</mo>
              <mn>1</mn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i>X</mi>
              <mo stretchy="false">=</mo>
              <mrow>
                <mn>1</mn>
                <mo stretchy="false">∪</mo>
                <mi>X</mi>
              </mrow>
              <mo stretchy="false">=</mo>
              <mn>2</mn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i>X</mi>
              <mo stretchy="false">=</mo>
              <mn>1</mn>
            </mrow>
          </mrow>
          <mo fence="true" stretchy="false">)</mo>
        </mrow>
        <mo stretchy="false">+</mo>
        <mi>P</mi>
      </mrow>
      <mrow>
        <mrow>
          <mo fence="true" stretchy="false">(</mo>
          <mrow>
            <mrow>
              <mi>X</mi>
              <mo stretchy="false">=</mo>
              <mn>2</mn>
            </mrow>
          </mrow>
          <mo fence="true" stretchy="false">)</mo>
        </mrow>
        <mo stretchy="false">=</mo>
        <mrow>
          <mfrac>
            <mn>32</mn>
            <mn>90</mn>
          </mfrac>
          <mo stretchy="false">+</mo>
          <mfrac>
            <mn>2</mn>
            <mn>90</mn>
          </mfrac>
        </mrow>
        <mo stretchy="false">=</mo>
        <mfrac>
          <mn>34</mn>
          <mn>90</mn>
        </mfrac>
      </mrow>
    </mrow>
    <annotation encoding="StarMath 5.0">P( X &gt;= 1 ) = P( X = 1 union X = 2 ) = P( X = 1 ) + P( X = 2 ) = 32 over 90 + 2 over 90 = 34 over 90</annotation>
  </semantics>
</math>
</file>

<file path=Object 57/content.xml><?xml version="1.0" encoding="utf-8"?>
<math xmlns="http://www.w3.org/1998/Math/MathML" display="block">
  <semantics>
    <mfrac>
      <mn>34</mn>
      <mn>90</mn>
    </mfrac>
    <annotation encoding="StarMath 5.0">34 over 90</annotation>
  </semantics>
</math>
</file>

<file path=Object 58/content.xml><?xml version="1.0" encoding="utf-8"?>
<math xmlns="http://www.w3.org/1998/Math/MathML" display="block">
  <semantics>
    <mrow>
      <mi>σ</mi>
      <mrow>
        <mrow>
          <mo fence="true" stretchy="false">(</mo>
          <mrow>
            <mi>X</mi>
          </mrow>
          <mo fence="true" stretchy="false">)</mo>
        </mrow>
        <mo stretchy="false">=</mo>
        <msqrt>
          <mrow>
            <mrow>
              <mfrac>
                <mn>56</mn>
                <mn>90</mn>
              </mfrac>
              <mo stretchy="false">×</mo>
              <msup>
                <mrow>
                  <mo fence="true" stretchy="false">(</mo>
                  <mrow>
                    <mrow>
                      <mn>0</mn>
                      <mo stretchy="false">−</mo>
                      <mfrac>
                        <mn>36</mn>
                        <mn>90</mn>
                      </mfrac>
                    </mrow>
                  </mrow>
                  <mo fence="true" stretchy="false">)</mo>
                </mrow>
                <mn>2</mn>
              </msup>
            </mrow>
            <mo stretchy="false">+</mo>
            <mrow>
              <mfrac>
                <mn>32</mn>
                <mn>90</mn>
              </mfrac>
              <mo stretchy="false">×</mo>
              <msup>
                <mrow>
                  <mo fence="true" stretchy="false">(</mo>
                  <mrow>
                    <mrow>
                      <mn>1</mn>
                      <mo stretchy="false">−</mo>
                      <mfrac>
                        <mn>36</mn>
                        <mn>90</mn>
                      </mfrac>
                    </mrow>
                  </mrow>
                  <mo fence="true" stretchy="false">)</mo>
                </mrow>
                <mn>2</mn>
              </msup>
            </mrow>
            <mo stretchy="false">+</mo>
            <mrow>
              <mfrac>
                <mn>2</mn>
                <mn>90</mn>
              </mfrac>
              <mo stretchy="false">×</mo>
              <msup>
                <mrow>
                  <mo fence="true" stretchy="false">(</mo>
                  <mrow>
                    <mrow>
                      <mn>2</mn>
                      <mo stretchy="false">−</mo>
                      <mfrac>
                        <mn>36</mn>
                        <mn>90</mn>
                      </mfrac>
                    </mrow>
                  </mrow>
                  <mo fence="true" stretchy="false">)</mo>
                </mrow>
                <mn>2</mn>
              </msup>
            </mrow>
          </mrow>
        </msqrt>
      </mrow>
    </mrow>
    <annotation encoding="StarMath 5.0">%sigma( X ) = sqrt { 56 over 90 times (0 - 36 over 90)^2 + 32 over 90 times (1 - 36 over 90)^2 + 2 over 90 times (2 - 36 over 90)^2 }</annotation>
  </semantics>
</math>
</file>

<file path=Object 59/content.xml><?xml version="1.0" encoding="utf-8"?>
<math xmlns="http://www.w3.org/1998/Math/MathML" display="block">
  <semantics>
    <mrow>
      <mi>P</mi>
      <mrow>
        <mrow>
          <mrow>
            <mo fence="true" stretchy="false">(</mo>
            <mrow>
              <mrow>
                <mi>X</mi>
                <mo stretchy="false">=</mo>
                <mn>0</mn>
              </mrow>
            </mrow>
            <mo fence="true" stretchy="false">)</mo>
          </mrow>
          <mo stretchy="false">×</mo>
          <mn>0</mn>
        </mrow>
        <mo stretchy="false">+</mo>
        <mi>P</mi>
      </mrow>
      <mrow>
        <mrow>
          <mrow>
            <mo fence="true" stretchy="false">(</mo>
            <mrow>
              <mrow>
                <mi>X</mi>
                <mo stretchy="false">=</mo>
                <mn>2</mn>
              </mrow>
            </mrow>
            <mo fence="true" stretchy="false">)</mo>
          </mrow>
          <mo stretchy="false">×</mo>
          <mn>2</mn>
        </mrow>
        <mo stretchy="false">+</mo>
        <mi>P</mi>
      </mrow>
      <mrow>
        <mrow>
          <mrow>
            <mo fence="true" stretchy="false">(</mo>
            <mrow>
              <mrow>
                <mi>X</mi>
                <mo stretchy="false">=</mo>
                <mn>4</mn>
              </mrow>
            </mrow>
            <mo fence="true" stretchy="false">)</mo>
          </mrow>
          <mo stretchy="false">×</mo>
          <mn>4</mn>
        </mrow>
        <mo stretchy="false">=</mo>
        <mrow>
          <mrow>
            <mfrac>
              <mn>21</mn>
              <mn>32</mn>
            </mfrac>
            <mo stretchy="false">×</mo>
            <mn>0</mn>
          </mrow>
          <mo stretchy="false">+</mo>
          <mrow>
            <mfrac>
              <mn>6</mn>
              <mn>32</mn>
            </mfrac>
            <mo stretchy="false">×</mo>
            <mn>1</mn>
          </mrow>
          <mo stretchy="false">+</mo>
          <mrow>
            <mfrac>
              <mn>5</mn>
              <mn>32</mn>
            </mfrac>
            <mo stretchy="false">×</mo>
            <mn>2</mn>
          </mrow>
        </mrow>
        <mo stretchy="false">=</mo>
        <mfrac>
          <mn>16</mn>
          <mn>32</mn>
        </mfrac>
        <mo stretchy="false">=</mo>
        <mfrac>
          <mn>1</mn>
          <mn>2</mn>
        </mfrac>
      </mrow>
    </mrow>
    <annotation encoding="StarMath 5.0">P( X = 0 ) times 0 + P( X = 2 ) times 2 + P( X = 4 ) times 4 = 21 over 32 times 0 + 6 over 32 times 1 + 5 over 32 times 2 = 16 over 32 = 1 over 2</annotation>
  </semantics>
</math>
</file>

<file path=Object 6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60/content.xml><?xml version="1.0" encoding="utf-8"?>
<math xmlns="http://www.w3.org/1998/Math/MathML" display="block">
  <semantics>
    <mrow>
      <mi>σ</mi>
      <mrow>
        <mrow>
          <mo fence="true" stretchy="false">(</mo>
          <mrow>
            <mi>X</mi>
          </mrow>
          <mo fence="true" stretchy="false">)</mo>
        </mrow>
        <mo stretchy="false">=</mo>
        <msqrt>
          <mrow>
            <mrow>
              <mfrac>
                <mn>21</mn>
                <mn>32</mn>
              </mfrac>
              <mo stretchy="false">×</mo>
              <msup>
                <mrow>
                  <mo fence="true" stretchy="false">(</mo>
                  <mrow>
                    <mrow>
                      <mn>0</mn>
                      <mo stretchy="false">−</mo>
                      <mn>0,5</mn>
                    </mrow>
                  </mrow>
                  <mo fence="true" stretchy="false">)</mo>
                </mrow>
                <mn>2</mn>
              </msup>
            </mrow>
            <mo stretchy="false">+</mo>
            <mrow>
              <mfrac>
                <mn>6</mn>
                <mn>32</mn>
              </mfrac>
              <mo stretchy="false">×</mo>
              <msup>
                <mrow>
                  <mo fence="true" stretchy="false">(</mo>
                  <mrow>
                    <mrow>
                      <mn>2</mn>
                      <mo stretchy="false">−</mo>
                      <mn>0,5</mn>
                    </mrow>
                  </mrow>
                  <mo fence="true" stretchy="false">)</mo>
                </mrow>
                <mn>2</mn>
              </msup>
            </mrow>
            <mo stretchy="false">+</mo>
            <mrow>
              <mfrac>
                <mn>6</mn>
                <mn>32</mn>
              </mfrac>
              <mo stretchy="false">×</mo>
              <msup>
                <mrow>
                  <mo fence="true" stretchy="false">(</mo>
                  <mrow>
                    <mrow>
                      <mn>4</mn>
                      <mo stretchy="false">−</mo>
                      <mn>0,5</mn>
                    </mrow>
                  </mrow>
                  <mo fence="true" stretchy="false">)</mo>
                </mrow>
                <mn>2</mn>
              </msup>
            </mrow>
          </mrow>
        </msqrt>
      </mrow>
    </mrow>
    <annotation encoding="StarMath 5.0">%sigma( X ) = sqrt { 21 over 32 times (0 - 0,5)^2 + 6 over 32 times (2 - 0,5)^2 + 6 over 32 times (4 - 0,5)^2 }</annotation>
  </semantics>
</math>
</file>

<file path=Object 7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=</mo>
            <msub>
              <mi>x</mi>
              <mi>i</mi>
            </msub>
          </mrow>
        </mrow>
        <mo fence="true" stretchy="false">)</mo>
      </mrow>
    </mrow>
    <annotation encoding="StarMath 5.0">P( X = x_i )</annotation>
  </semantics>
</math>
</file>

<file path=Object 8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=</mo>
              <mn>2</mn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text>{</mtext>
              <mn>1</mn>
              <mtext>}</mtext>
            </mrow>
          </mrow>
          <mo fence="true" stretchy="false">)</mo>
        </mrow>
        <mo stretchy="false">=</mo>
        <mfrac>
          <mn>1</mn>
          <mn>6</mn>
        </mfrac>
      </mrow>
    </mrow>
    <annotation encoding="StarMath 5.0">P( X = 2 ) = P( "{"1"}" ) = 1 over 6</annotation>
  </semantics>
</math>
</file>